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E50000029C4786A7E4E65244A2.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3E50000029B7AB82A03F4881F28.png" manifest:media-type="image/png"/>
  <manifest:file-entry manifest:full-path="Pictures/100000000000058C000003A44C1B0819D9B73D23.png" manifest:media-type="image/png"/>
  <manifest:file-entry manifest:full-path="Pictures/10000001000003E7000002A0147C21F62937B3A0.png" manifest:media-type="image/png"/>
  <manifest:file-entry manifest:full-path="Pictures/10000001000001B3000000F428E30FA5C1BE6719.png" manifest:media-type="image/png"/>
  <manifest:file-entry manifest:full-path="Pictures/1000000100000131000000308E9D101B8E083992.png" manifest:media-type="image/png"/>
  <manifest:file-entry manifest:full-path="Pictures/10000001000001EE000000E291239284BA75F77E.png" manifest:media-type="image/png"/>
  <manifest:file-entry manifest:full-path="Pictures/10000001000003E20000029E1054543118D98825.png" manifest:media-type="image/png"/>
  <manifest:file-entry manifest:full-path="Pictures/100000010000039D000001529AD895AD43B7D2BF.png" manifest:media-type="image/png"/>
  <manifest:file-entry manifest:full-path="Pictures/10000001000003E70000029C86DE5BCB2649ECFE.png" manifest:media-type="image/png"/>
  <manifest:file-entry manifest:full-path="Pictures/10000001000001AF0000007F3E13A6620A5AF805.png" manifest:media-type="image/png"/>
  <manifest:file-entry manifest:full-path="Pictures/100000010000018E0000005329D456C86E627D3D.png" manifest:media-type="image/png"/>
  <manifest:file-entry manifest:full-path="Pictures/10000001000005E10000025623ABB0FE064DE45C.png" manifest:media-type="image/png"/>
  <manifest:file-entry manifest:full-path="Pictures/1000000100000062000000E3DEA823E6FC979F0F.png" manifest:media-type="image/png"/>
  <manifest:file-entry manifest:full-path="Pictures/100000000000058C000003A45C9D85617B10EB1F.png" manifest:media-type="image/png"/>
  <manifest:file-entry manifest:full-path="Pictures/10000001000002AC0000022557CA22425A09AEA3.png" manifest:media-type="image/png"/>
  <manifest:file-entry manifest:full-path="Pictures/100000010000003000000030A580F53090DD69A9.png" manifest:media-type="image/png"/>
  <manifest:file-entry manifest:full-path="Pictures/100000010000026300000040EE593941E1C404DE.png" manifest:media-type="image/png"/>
  <manifest:file-entry manifest:full-path="Pictures/100000010000026E0000028FF37F1D2F4F88D68E.png" manifest:media-type="image/png"/>
  <manifest:file-entry manifest:full-path="Pictures/1000000100000030000000305431A437A3541B27.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21F000001E77DB69F80407A802C.png" manifest:media-type="image/png"/>
  <manifest:file-entry manifest:full-path="Pictures/100000010000012D00000052D395FFA8A2417F91.png" manifest:media-type="image/png"/>
  <manifest:file-entry manifest:full-path="Pictures/1000000100000186000000ADD7D4EE32C5AF92C6.png" manifest:media-type="image/png"/>
  <manifest:file-entry manifest:full-path="Pictures/100000010000015E0000005F8326115BA2C99E57.png" manifest:media-type="image/png"/>
  <manifest:file-entry manifest:full-path="Pictures/1000000100000030000000308F44AB4E3AB48630.png" manifest:media-type="image/png"/>
  <manifest:file-entry manifest:full-path="Pictures/100000010000016B0000002F51F0486C622D7BBF.png" manifest:media-type="image/png"/>
  <manifest:file-entry manifest:full-path="Pictures/1000000100000253000002C35AC5C31BFF5F67AA.png" manifest:media-type="image/png"/>
  <manifest:file-entry manifest:full-path="Pictures/1000000100000158000000DD33D96EF721DDB263.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1000001B50000011324AB8128980713C2.png" manifest:media-type="image/png"/>
  <manifest:file-entry manifest:full-path="Pictures/1000000100000221000000D83AC8197F87EB3448.png" manifest:media-type="image/png"/>
  <manifest:file-entry manifest:full-path="Pictures/10000001000000180000001ED746795BB99FA8A1.png" manifest:media-type="image/png"/>
  <manifest:file-entry manifest:full-path="Pictures/10000001000002B0000002B77CCD46A4D75C66DD.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03000000030794FEC569082CA02.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168000001897C3731F84DB6BCA4.png" manifest:media-type="image/png"/>
  <manifest:file-entry manifest:full-path="Pictures/100000010000003000000030818A4F96802427C6.png" manifest:media-type="image/png"/>
  <manifest:file-entry manifest:full-path="Pictures/1000000100000272000002B996EB33C21BD58D6F.png" manifest:media-type="image/png"/>
  <manifest:file-entry manifest:full-path="Pictures/100000010000026F000002B904A3EFEA6B27B321.png" manifest:media-type="image/png"/>
  <manifest:file-entry manifest:full-path="Pictures/10000001000001F100000180EF0B17A1ADA73F07.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100000030000000301AFB6363104B14DD.png" manifest:media-type="image/png"/>
  <manifest:file-entry manifest:full-path="Pictures/100000010000003000000030FF0E5F3FDAD81712.png" manifest:media-type="image/png"/>
  <manifest:file-entry manifest:full-path="Pictures/100000010000003000000030378EE3C57735CBD9.png" manifest:media-type="image/png"/>
  <manifest:file-entry manifest:full-path="Pictures/10000001000001F4000000B179FCA36C2C96263D.png" manifest:media-type="image/png"/>
  <manifest:file-entry manifest:full-path="Pictures/1000000100000320000000F95E32B5D87B0D26F5.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91000001391182E08D419613D8.png" manifest:media-type="image/png"/>
  <manifest:file-entry manifest:full-path="Pictures/10000001000002E1000001168EA5D26A364B3B39.png" manifest:media-type="image/png"/>
  <manifest:file-entry manifest:full-path="Pictures/10000000000004FE00000395B7C222E817AFFEF9.png" manifest:media-type="image/png"/>
  <manifest:file-entry manifest:full-path="Pictures/10000001000003B5000002468744E71DC03E6702.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02000000023E09E2EB8C623C80E.png" manifest:media-type="image/png"/>
  <manifest:file-entry manifest:full-path="Pictures/10000001000003BF00000286E7CFE536EFCFD9FA.png" manifest:media-type="image/png"/>
  <manifest:file-entry manifest:full-path="Pictures/10000001000003A700000209E44110097E09BAF1.png" manifest:media-type="image/png"/>
  <manifest:file-entry manifest:full-path="Pictures/10000001000001430000006DBACB2EA14C199986.png" manifest:media-type="image/png"/>
  <manifest:file-entry manifest:full-path="Pictures/10000001000001EE000000E3B9DD6944B1EDF587.png" manifest:media-type="image/png"/>
  <manifest:file-entry manifest:full-path="Pictures/100000010000012D00000051664E91B8BC2049D2.png" manifest:media-type="image/png"/>
  <manifest:file-entry manifest:full-path="Pictures/10000001000001E900000103F70FFDC35721685D.png" manifest:media-type="image/png"/>
  <manifest:file-entry manifest:full-path="Pictures/10000000000004FE0000039574E0EDC248DE0474.png" manifest:media-type="image/png"/>
  <manifest:file-entry manifest:full-path="Pictures/100000010000037C000000DB35EF3EF6B03922F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Text_20_body">
      <style:text-properties style:font-name="Arial1"/>
    </style:style>
    <style:style style:name="P13" style:family="paragraph" style:parent-style-name="Text_20_body">
      <style:text-properties style:font-name="Arial1" officeooo:paragraph-rsid="006c804e"/>
    </style:style>
    <style:style style:name="P14" style:family="paragraph" style:parent-style-name="Standard">
      <style:text-properties style:font-name="Arial1" fo:font-size="14pt" officeooo:rsid="006a1122" officeooo:paragraph-rsid="006a1122" style:font-size-asian="14pt" style:font-size-complex="14pt"/>
    </style:style>
    <style:style style:name="P15"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6" style:family="paragraph" style:parent-style-name="Text_20_body">
      <style:text-properties style:font-name="Arial1" officeooo:paragraph-rsid="008db69f"/>
    </style:style>
    <style:style style:name="P17" style:family="paragraph" style:parent-style-name="Text_20_body">
      <style:text-properties style:font-name="Arial1" officeooo:rsid="009e5a9d" officeooo:paragraph-rsid="009e5a9d"/>
    </style:style>
    <style:style style:name="P18" style:family="paragraph" style:parent-style-name="Footer">
      <style:text-properties style:font-name="Arial1" officeooo:rsid="00a23f98" officeooo:paragraph-rsid="00a23f98"/>
    </style:style>
    <style:style style:name="P19" style:family="paragraph" style:parent-style-name="Text_20_body">
      <style:text-properties officeooo:paragraph-rsid="001ed777"/>
    </style:style>
    <style:style style:name="P20" style:family="paragraph" style:parent-style-name="Text_20_body">
      <style:text-properties officeooo:paragraph-rsid="0020db87"/>
    </style:style>
    <style:style style:name="P21"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22"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3" style:family="paragraph" style:parent-style-name="Text_20_body">
      <style:text-properties style:font-name="Corbel" fo:font-size="36pt" fo:font-weight="normal" style:font-size-asian="36pt" style:font-weight-asian="normal" style:font-size-complex="36pt" style:font-weight-complex="normal"/>
    </style:style>
    <style:style style:name="P24" style:family="paragraph" style:parent-style-name="Text_20_body">
      <style:text-properties officeooo:rsid="002206e2" officeooo:paragraph-rsid="002206e2"/>
    </style:style>
    <style:style style:name="P25" style:family="paragraph" style:parent-style-name="Footer">
      <style:text-properties officeooo:paragraph-rsid="00271356"/>
    </style:style>
    <style:style style:name="P26" style:family="paragraph" style:parent-style-name="Text_20_body">
      <style:paragraph-properties fo:text-align="start" style:justify-single-word="false"/>
    </style:style>
    <style:style style:name="P27" style:family="paragraph" style:parent-style-name="Subtitle">
      <style:paragraph-properties fo:text-align="start" style:justify-single-word="false"/>
    </style:style>
    <style:style style:name="P28" style:family="paragraph" style:parent-style-name="Text_20_body">
      <style:text-properties officeooo:rsid="002356f9" officeooo:paragraph-rsid="002356f9"/>
    </style:style>
    <style:style style:name="P29" style:family="paragraph" style:parent-style-name="Text_20_body">
      <loext:graphic-properties draw:fill-hatch-name="hatch"/>
      <style:text-properties officeooo:rsid="002356f9" officeooo:paragraph-rsid="002356f9"/>
    </style:style>
    <style:style style:name="P30" style:family="paragraph" style:parent-style-name="Text_20_body">
      <style:text-properties officeooo:rsid="002356f9" officeooo:paragraph-rsid="002d2f3d"/>
    </style:style>
    <style:style style:name="P31" style:family="paragraph" style:parent-style-name="Text_20_body">
      <loext:graphic-properties draw:fill-hatch-name="hatch"/>
      <style:text-properties officeooo:rsid="002356f9" officeooo:paragraph-rsid="00271356"/>
    </style:style>
    <style:style style:name="P32" style:family="paragraph" style:parent-style-name="Text_20_body">
      <style:text-properties officeooo:rsid="00271356" officeooo:paragraph-rsid="00271356"/>
    </style:style>
    <style:style style:name="P33" style:family="paragraph" style:parent-style-name="Text_20_body">
      <loext:graphic-properties draw:fill-hatch-name="hatch"/>
      <style:text-properties officeooo:rsid="00271356" officeooo:paragraph-rsid="00271356"/>
    </style:style>
    <style:style style:name="P34" style:family="paragraph" style:parent-style-name="Text_20_body">
      <loext:graphic-properties draw:fill-hatch-name="hatch"/>
      <style:text-properties officeooo:rsid="00271356" officeooo:paragraph-rsid="002356f9"/>
    </style:style>
    <style:style style:name="P35" style:family="paragraph" style:parent-style-name="Text_20_body">
      <style:text-properties officeooo:rsid="002d2f3d" officeooo:paragraph-rsid="002d2f3d"/>
    </style:style>
    <style:style style:name="P36" style:family="paragraph" style:parent-style-name="Text_20_body">
      <style:text-properties officeooo:rsid="002d2f3d" officeooo:paragraph-rsid="0071d328"/>
    </style:style>
    <style:style style:name="P37" style:family="paragraph" style:parent-style-name="Table_20_Contents">
      <style:text-properties fo:color="#000000" loext:opacity="100%" style:font-name="Arial1"/>
    </style:style>
    <style:style style:name="P38" style:family="paragraph" style:parent-style-name="Text_20_body">
      <loext:graphic-properties draw:fill-hatch-name="hatch"/>
      <style:text-properties officeooo:rsid="0023e7c0" officeooo:paragraph-rsid="0023e7c0"/>
    </style:style>
    <style:style style:name="P39" style:family="paragraph" style:parent-style-name="Text_20_body">
      <loext:graphic-properties draw:fill-hatch-name="hatch"/>
      <style:text-properties officeooo:rsid="0023e7c0" officeooo:paragraph-rsid="002356f9"/>
    </style:style>
    <style:style style:name="P40" style:family="paragraph" style:parent-style-name="Text_20_body">
      <style:text-properties officeooo:rsid="0020db87" officeooo:paragraph-rsid="0020db87"/>
    </style:style>
    <style:style style:name="P41" style:family="paragraph" style:parent-style-name="Text_20_body">
      <style:text-properties officeooo:rsid="00314630" officeooo:paragraph-rsid="00314630"/>
    </style:style>
    <style:style style:name="P42" style:family="paragraph" style:parent-style-name="Text_20_body">
      <style:text-properties officeooo:rsid="00314630" officeooo:paragraph-rsid="0071d328"/>
    </style:style>
    <style:style style:name="P43" style:family="paragraph" style:parent-style-name="Text_20_body">
      <style:text-properties officeooo:rsid="00315d3a" officeooo:paragraph-rsid="00315d3a"/>
    </style:style>
    <style:style style:name="P44" style:family="paragraph" style:parent-style-name="Text_20_body">
      <style:text-properties officeooo:rsid="0032d146" officeooo:paragraph-rsid="0034cd3d"/>
    </style:style>
    <style:style style:name="P45" style:family="paragraph" style:parent-style-name="Text_20_body">
      <style:text-properties officeooo:rsid="0032d146" officeooo:paragraph-rsid="0037db2b"/>
    </style:style>
    <style:style style:name="P46" style:family="paragraph" style:parent-style-name="Text_20_body">
      <style:text-properties officeooo:rsid="00366803" officeooo:paragraph-rsid="00366803"/>
    </style:style>
    <style:style style:name="P47" style:family="paragraph" style:parent-style-name="Text_20_body">
      <style:text-properties officeooo:rsid="003a26cc" officeooo:paragraph-rsid="003a26cc"/>
    </style:style>
    <style:style style:name="P48" style:family="paragraph" style:parent-style-name="Text_20_body">
      <style:text-properties fo:font-weight="normal" officeooo:rsid="00315d3a" officeooo:paragraph-rsid="00315d3a" style:font-weight-asian="normal" style:font-weight-complex="normal"/>
    </style:style>
    <style:style style:name="P49" style:family="paragraph" style:parent-style-name="Text_20_body">
      <style:text-properties fo:font-weight="normal" officeooo:rsid="00315d3a" officeooo:paragraph-rsid="0034cd3d" style:font-weight-asian="normal" style:font-weight-complex="normal"/>
    </style:style>
    <style:style style:name="P50" style:family="paragraph" style:parent-style-name="Text_20_body">
      <style:text-properties fo:font-weight="normal" officeooo:rsid="0070af85" officeooo:paragraph-rsid="0070af85" style:font-weight-asian="normal" style:font-weight-complex="normal"/>
    </style:style>
    <style:style style:name="P51" style:family="paragraph" style:parent-style-name="Text_20_body">
      <style:text-properties officeooo:rsid="00344990" officeooo:paragraph-rsid="0034cd3d"/>
    </style:style>
    <style:style style:name="P52" style:family="paragraph" style:parent-style-name="Text_20_body">
      <style:text-properties officeooo:rsid="0037db2b" officeooo:paragraph-rsid="0037db2b"/>
    </style:style>
    <style:style style:name="P53" style:family="paragraph" style:parent-style-name="Text_20_body">
      <style:text-properties officeooo:rsid="00382903" officeooo:paragraph-rsid="00382903"/>
    </style:style>
    <style:style style:name="P54" style:family="paragraph" style:parent-style-name="Text_20_body">
      <style:text-properties fo:font-weight="bold" officeooo:rsid="003a26cc" officeooo:paragraph-rsid="003a26cc" style:font-weight-asian="bold" style:font-weight-complex="bold"/>
    </style:style>
    <style:style style:name="P55" style:family="paragraph" style:parent-style-name="Text_20_body">
      <style:text-properties officeooo:rsid="003c11e0" officeooo:paragraph-rsid="003c11e0"/>
    </style:style>
    <style:style style:name="P56" style:family="paragraph" style:parent-style-name="Text_20_body">
      <style:text-properties officeooo:rsid="003d0b1d" officeooo:paragraph-rsid="003d0b1d"/>
    </style:style>
    <style:style style:name="P57" style:family="paragraph" style:parent-style-name="Text_20_body">
      <style:text-properties officeooo:rsid="003f6cb1" officeooo:paragraph-rsid="003f6cb1"/>
    </style:style>
    <style:style style:name="P58" style:family="paragraph" style:parent-style-name="Text_20_body">
      <style:text-properties officeooo:rsid="003dfc37" officeooo:paragraph-rsid="003f6cb1"/>
    </style:style>
    <style:style style:name="P59" style:family="paragraph" style:parent-style-name="Text_20_body">
      <style:text-properties officeooo:rsid="0047ddfc" officeooo:paragraph-rsid="0047ddfc"/>
    </style:style>
    <style:style style:name="P60" style:family="paragraph" style:parent-style-name="Text_20_body">
      <style:text-properties officeooo:rsid="0049f409" officeooo:paragraph-rsid="0049f409"/>
    </style:style>
    <style:style style:name="P61" style:family="paragraph" style:parent-style-name="Text_20_body">
      <style:text-properties officeooo:rsid="004f12e8" officeooo:paragraph-rsid="004f12e8"/>
    </style:style>
    <style:style style:name="P62" style:family="paragraph" style:parent-style-name="Text_20_body">
      <style:text-properties officeooo:rsid="0047dc01" officeooo:paragraph-rsid="0047dc01"/>
    </style:style>
    <style:style style:name="P63" style:family="paragraph" style:parent-style-name="Text_20_body">
      <style:text-properties officeooo:paragraph-rsid="004ab689"/>
    </style:style>
    <style:style style:name="P64" style:family="paragraph" style:parent-style-name="Text_20_body">
      <style:text-properties officeooo:rsid="00503307" officeooo:paragraph-rsid="00503307"/>
    </style:style>
    <style:style style:name="P65" style:family="paragraph" style:parent-style-name="Text_20_body">
      <style:text-properties officeooo:rsid="005a5af5" officeooo:paragraph-rsid="005a5af5"/>
    </style:style>
    <style:style style:name="P66" style:family="paragraph" style:parent-style-name="Text_20_body">
      <style:text-properties officeooo:rsid="005e5f40" officeooo:paragraph-rsid="005e5f40"/>
    </style:style>
    <style:style style:name="P67" style:family="paragraph" style:parent-style-name="Text_20_body">
      <style:text-properties officeooo:rsid="00640b22" officeooo:paragraph-rsid="00640b22"/>
    </style:style>
    <style:style style:name="P68" style:family="paragraph" style:parent-style-name="Text_20_body">
      <style:text-properties officeooo:rsid="00640b22"/>
    </style:style>
    <style:style style:name="P69" style:family="paragraph" style:parent-style-name="Text_20_body">
      <style:text-properties officeooo:rsid="0054ccab" officeooo:paragraph-rsid="0054ccab"/>
    </style:style>
    <style:style style:name="P70" style:family="paragraph" style:parent-style-name="Text_20_body">
      <style:text-properties officeooo:rsid="005e79d7" officeooo:paragraph-rsid="005e79d7"/>
    </style:style>
    <style:style style:name="P71" style:family="paragraph" style:parent-style-name="Text_20_body">
      <style:text-properties officeooo:rsid="00601820" officeooo:paragraph-rsid="00601820"/>
    </style:style>
    <style:style style:name="P72" style:family="paragraph" style:parent-style-name="Text_20_body">
      <style:text-properties officeooo:rsid="0054e4bd" officeooo:paragraph-rsid="0054e4bd"/>
    </style:style>
    <style:style style:name="P73" style:family="paragraph" style:parent-style-name="Text_20_body">
      <style:text-properties officeooo:rsid="00554865" officeooo:paragraph-rsid="00554865"/>
    </style:style>
    <style:style style:name="P74" style:family="paragraph" style:parent-style-name="Text_20_body">
      <style:text-properties officeooo:rsid="00554865" officeooo:paragraph-rsid="0054ccab"/>
    </style:style>
    <style:style style:name="P75" style:family="paragraph" style:parent-style-name="Text_20_body">
      <style:text-properties officeooo:rsid="005675f3" officeooo:paragraph-rsid="005675f3"/>
    </style:style>
    <style:style style:name="P76" style:family="paragraph" style:parent-style-name="Text_20_body">
      <style:text-properties officeooo:rsid="0057d5d9" officeooo:paragraph-rsid="0057d5d9"/>
    </style:style>
    <style:style style:name="P77" style:family="paragraph" style:parent-style-name="Text_20_body">
      <style:text-properties officeooo:rsid="005895b4" officeooo:paragraph-rsid="005895b4"/>
    </style:style>
    <style:style style:name="P78" style:family="paragraph" style:parent-style-name="Text_20_body">
      <style:text-properties officeooo:rsid="00596f9c" officeooo:paragraph-rsid="00596f9c"/>
    </style:style>
    <style:style style:name="P79" style:family="paragraph" style:parent-style-name="Text_20_body">
      <style:text-properties officeooo:rsid="0052216e" officeooo:paragraph-rsid="0052216e"/>
    </style:style>
    <style:style style:name="P80" style:family="paragraph" style:parent-style-name="Text_20_body">
      <style:text-properties officeooo:rsid="005abb63" officeooo:paragraph-rsid="005abb63"/>
    </style:style>
    <style:style style:name="P81" style:family="paragraph" style:parent-style-name="Text_20_body">
      <style:text-properties officeooo:rsid="005b1e0c" officeooo:paragraph-rsid="005b1e0c"/>
    </style:style>
    <style:style style:name="P82" style:family="paragraph" style:parent-style-name="Text_20_body">
      <style:text-properties officeooo:rsid="005c7a10" officeooo:paragraph-rsid="005c7a10"/>
    </style:style>
    <style:style style:name="P83" style:family="paragraph" style:parent-style-name="Text_20_body">
      <style:text-properties officeooo:paragraph-rsid="00601820"/>
    </style:style>
    <style:style style:name="P84" style:family="paragraph" style:parent-style-name="Text_20_body">
      <style:text-properties officeooo:rsid="006136b7" officeooo:paragraph-rsid="006136b7"/>
    </style:style>
    <style:style style:name="P85" style:family="paragraph" style:parent-style-name="Text_20_body">
      <style:text-properties officeooo:rsid="0064a613" officeooo:paragraph-rsid="0064a613"/>
    </style:style>
    <style:style style:name="P86" style:family="paragraph" style:parent-style-name="Text_20_body">
      <style:text-properties officeooo:rsid="0067b903" officeooo:paragraph-rsid="0067b903"/>
    </style:style>
    <style:style style:name="P87" style:family="paragraph" style:parent-style-name="Text_20_body">
      <style:text-properties officeooo:rsid="006f7f18" officeooo:paragraph-rsid="006f7f18"/>
    </style:style>
    <style:style style:name="P88" style:family="paragraph" style:parent-style-name="Text_20_body">
      <style:text-properties officeooo:rsid="007fb991" officeooo:paragraph-rsid="007fb991"/>
    </style:style>
    <style:style style:name="P89" style:family="paragraph" style:parent-style-name="Text_20_body">
      <style:text-properties officeooo:rsid="007fb991" officeooo:paragraph-rsid="0081274c"/>
    </style:style>
    <style:style style:name="P90" style:family="paragraph" style:parent-style-name="Text_20_body">
      <style:text-properties officeooo:rsid="007fb991" officeooo:paragraph-rsid="00a2c28d"/>
    </style:style>
    <style:style style:name="P91" style:family="paragraph" style:parent-style-name="Text_20_body">
      <style:text-properties officeooo:rsid="006a1122" officeooo:paragraph-rsid="006a1122"/>
    </style:style>
    <style:style style:name="P92" style:family="paragraph" style:parent-style-name="Text_20_body">
      <style:text-properties officeooo:rsid="0067ca3f" officeooo:paragraph-rsid="0067ca3f"/>
    </style:style>
    <style:style style:name="P93" style:family="paragraph" style:parent-style-name="Standard">
      <style:text-properties style:font-name="Courier New" officeooo:paragraph-rsid="00902068" loext:padding="0in" loext:border="none"/>
    </style:style>
    <style:style style:name="P94" style:family="paragraph" style:parent-style-name="Standard">
      <style:paragraph-properties fo:margin-left="0in" fo:margin-right="0in" fo:text-indent="0in" style:auto-text-indent="false"/>
      <style:text-properties style:font-name="Courier New" loext:padding="0in" loext:border="none"/>
    </style:style>
    <style:style style:name="P95" style:family="paragraph" style:parent-style-name="Text_20_body">
      <style:text-properties style:font-name="Courier New" officeooo:rsid="00902068" officeooo:paragraph-rsid="00902068"/>
    </style:style>
    <style:style style:name="P96" style:family="paragraph" style:parent-style-name="Text_20_body">
      <style:text-properties style:font-name="Courier New" officeooo:rsid="009e5a9d" officeooo:paragraph-rsid="009e5a9d"/>
    </style:style>
    <style:style style:name="P97" style:family="paragraph" style:parent-style-name="Text_20_body">
      <style:text-properties officeooo:rsid="0070af85" officeooo:paragraph-rsid="0070af85"/>
    </style:style>
    <style:style style:name="P98" style:family="paragraph" style:parent-style-name="Text_20_body">
      <style:text-properties officeooo:rsid="0070af85" officeooo:paragraph-rsid="009e6f39"/>
    </style:style>
    <style:style style:name="P99" style:family="paragraph" style:parent-style-name="Text_20_body">
      <style:text-properties officeooo:rsid="00771b89" officeooo:paragraph-rsid="00771b89"/>
    </style:style>
    <style:style style:name="P100" style:family="paragraph" style:parent-style-name="Text_20_body">
      <style:text-properties officeooo:rsid="0078c3b6" officeooo:paragraph-rsid="0078c3b6"/>
    </style:style>
    <style:style style:name="P101" style:family="paragraph" style:parent-style-name="Text_20_body">
      <style:text-properties officeooo:rsid="007a0a20" officeooo:paragraph-rsid="007a0a20"/>
    </style:style>
    <style:style style:name="P102" style:family="paragraph" style:parent-style-name="Text_20_body">
      <style:text-properties officeooo:rsid="007a7492" officeooo:paragraph-rsid="007a7492"/>
    </style:style>
    <style:style style:name="P103" style:family="paragraph" style:parent-style-name="Text_20_body">
      <style:text-properties officeooo:rsid="0081274c" officeooo:paragraph-rsid="0081274c"/>
    </style:style>
    <style:style style:name="P104" style:family="paragraph" style:parent-style-name="Text_20_body">
      <style:text-properties officeooo:rsid="005e7fde" officeooo:paragraph-rsid="00742a25"/>
    </style:style>
    <style:style style:name="P105"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06" style:family="paragraph" style:parent-style-name="Text_20_body">
      <style:text-properties fo:font-style="normal" fo:font-weight="normal" officeooo:rsid="008db69f" officeooo:paragraph-rsid="008db69f" style:font-style-asian="normal" style:font-weight-asian="normal" style:font-style-complex="normal" style:font-weight-complex="normal"/>
    </style:style>
    <style:style style:name="P107" style:family="paragraph" style:parent-style-name="Text_20_body">
      <style:text-properties style:text-line-through-style="none" style:text-line-through-type="none" officeooo:rsid="0078c3b6" officeooo:paragraph-rsid="0078c3b6"/>
    </style:style>
    <style:style style:name="P108"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09" style:family="paragraph" style:parent-style-name="Text_20_body">
      <style:text-properties style:text-line-through-style="none" style:text-line-through-type="none" fo:font-weight="bold" officeooo:rsid="0079d3c5" officeooo:paragraph-rsid="0079d3c5" style:font-weight-asian="bold" style:font-weight-complex="bold"/>
    </style:style>
    <style:style style:name="P110"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1" style:family="paragraph" style:parent-style-name="Text_20_body">
      <style:text-properties officeooo:paragraph-rsid="002356f9"/>
    </style:style>
    <style:style style:name="P112" style:family="paragraph" style:parent-style-name="Text_20_body">
      <style:text-properties officeooo:rsid="008b5673" officeooo:paragraph-rsid="008b5673"/>
    </style:style>
    <style:style style:name="P113" style:family="paragraph" style:parent-style-name="Text_20_body">
      <style:text-properties officeooo:rsid="006c0b16" officeooo:paragraph-rsid="008db69f"/>
    </style:style>
    <style:style style:name="P114" style:family="paragraph" style:parent-style-name="Text_20_body">
      <style:text-properties officeooo:rsid="00902068" officeooo:paragraph-rsid="00902068"/>
    </style:style>
    <style:style style:name="P115" style:family="paragraph" style:parent-style-name="Text_20_body">
      <style:text-properties officeooo:rsid="00937e83" officeooo:paragraph-rsid="00937e83"/>
    </style:style>
    <style:style style:name="P116" style:family="paragraph" style:parent-style-name="Text_20_body">
      <loext:graphic-properties draw:fill-hatch-name="hatch"/>
      <style:text-properties officeooo:rsid="00937e83" officeooo:paragraph-rsid="009b463c"/>
    </style:style>
    <style:style style:name="P117" style:family="paragraph" style:parent-style-name="Contents_20_1">
      <style:paragraph-properties>
        <style:tab-stops>
          <style:tab-stop style:position="6.9252in" style:type="right" style:leader-style="dotted" style:leader-text="."/>
        </style:tab-stops>
      </style:paragraph-properties>
    </style:style>
    <style:style style:name="P118" style:family="paragraph" style:parent-style-name="Contents_20_2">
      <style:paragraph-properties>
        <style:tab-stops>
          <style:tab-stop style:position="6.7283in" style:type="right" style:leader-style="dotted" style:leader-text="."/>
        </style:tab-stops>
      </style:paragraph-properties>
    </style:style>
    <style:style style:name="P119" style:family="paragraph" style:parent-style-name="Contents_20_3">
      <style:paragraph-properties>
        <style:tab-stops>
          <style:tab-stop style:position="6.5311in" style:type="right" style:leader-style="dotted" style:leader-text="."/>
        </style:tab-stops>
      </style:paragraph-properties>
    </style:style>
    <style:style style:name="P120" style:family="paragraph" style:parent-style-name="Contents_20_4">
      <style:paragraph-properties>
        <style:tab-stops>
          <style:tab-stop style:position="6.3346in" style:type="right" style:leader-style="dotted" style:leader-text="."/>
        </style:tab-stops>
      </style:paragraph-properties>
    </style:style>
    <style:style style:name="P121" style:family="paragraph" style:parent-style-name="Contents_20_Heading">
      <style:paragraph-properties fo:break-before="page"/>
    </style:style>
    <style:style style:name="P122" style:family="paragraph" style:parent-style-name="Text_20_body">
      <style:text-properties officeooo:rsid="009f6e42" officeooo:paragraph-rsid="009f6e42"/>
    </style:style>
    <style:style style:name="P123" style:family="paragraph" style:parent-style-name="Text_20_body">
      <style:text-properties officeooo:rsid="009e6f39" officeooo:paragraph-rsid="009e6f39"/>
    </style:style>
    <style:style style:name="P124" style:family="paragraph" style:parent-style-name="Text_20_body">
      <style:text-properties officeooo:rsid="006fc19e" officeooo:paragraph-rsid="006fc19e"/>
    </style:style>
    <style:style style:name="P125" style:family="paragraph" style:parent-style-name="Text_20_body">
      <style:text-properties officeooo:rsid="006fc19e" officeooo:paragraph-rsid="009e6f39"/>
    </style:style>
    <style:style style:name="P126" style:family="paragraph" style:parent-style-name="Text_20_body">
      <style:text-properties officeooo:paragraph-rsid="009e6f39"/>
    </style:style>
    <style:style style:name="P127" style:family="paragraph" style:parent-style-name="Text_20_body">
      <style:text-properties officeooo:paragraph-rsid="009f6e42"/>
    </style:style>
    <style:style style:name="P128" style:family="paragraph" style:parent-style-name="Heading_20_1">
      <style:text-properties style:font-name="Corbel" fo:font-size="36pt" fo:font-weight="normal" style:font-size-asian="36pt" style:font-weight-asian="normal" style:font-size-complex="36pt" style:font-weight-complex="normal"/>
    </style:style>
    <style:style style:name="P129" style:family="paragraph" style:parent-style-name="Heading_20_1">
      <style:paragraph-properties fo:break-before="page"/>
    </style:style>
    <style:style style:name="P130" style:family="paragraph" style:parent-style-name="Heading_20_1">
      <style:text-properties officeooo:rsid="0020db87" officeooo:paragraph-rsid="0020a431"/>
    </style:style>
    <style:style style:name="P131" style:family="paragraph" style:parent-style-name="Heading_20_1">
      <style:text-properties officeooo:rsid="0020db87" officeooo:paragraph-rsid="0020db87"/>
    </style:style>
    <style:style style:name="P132" style:family="paragraph" style:parent-style-name="Heading_20_1" style:list-style-name=""/>
    <style:style style:name="P133" style:family="paragraph" style:parent-style-name="Heading_20_2">
      <style:text-properties officeooo:rsid="006f7f18" officeooo:paragraph-rsid="006f7f18"/>
    </style:style>
    <style:style style:name="P134" style:family="paragraph" style:parent-style-name="Heading_20_2">
      <style:text-properties officeooo:rsid="00937e83" officeooo:paragraph-rsid="00937e83"/>
    </style:style>
    <style:style style:name="P135" style:family="paragraph" style:parent-style-name="Heading_20_2">
      <style:text-properties officeooo:rsid="009f6e42" officeooo:paragraph-rsid="009f6e42"/>
    </style:style>
    <style:style style:name="P136" style:family="paragraph" style:parent-style-name="Heading_20_2">
      <style:text-properties officeooo:paragraph-rsid="00937e83"/>
    </style:style>
    <style:style style:name="P137" style:family="paragraph" style:parent-style-name="Heading_20_2">
      <style:text-properties officeooo:rsid="002356f9" officeooo:paragraph-rsid="002356f9"/>
    </style:style>
    <style:style style:name="P138" style:family="paragraph" style:parent-style-name="Heading_20_2">
      <style:text-properties officeooo:rsid="00307e63" officeooo:paragraph-rsid="00307e63"/>
    </style:style>
    <style:style style:name="P139" style:family="paragraph" style:parent-style-name="Heading_20_2">
      <style:text-properties officeooo:rsid="003a26cc" officeooo:paragraph-rsid="003a26cc"/>
    </style:style>
    <style:style style:name="P140" style:family="paragraph" style:parent-style-name="Heading_20_2">
      <style:text-properties officeooo:rsid="0047ddfc" officeooo:paragraph-rsid="0047ddfc"/>
    </style:style>
    <style:style style:name="P141" style:family="paragraph" style:parent-style-name="Heading_20_2">
      <style:text-properties officeooo:rsid="00533cce" officeooo:paragraph-rsid="00533cce"/>
    </style:style>
    <style:style style:name="P142" style:family="paragraph" style:parent-style-name="Heading_20_2">
      <style:text-properties officeooo:rsid="005a5af5" officeooo:paragraph-rsid="005a5af5"/>
    </style:style>
    <style:style style:name="P143" style:family="paragraph" style:parent-style-name="Heading_20_2">
      <style:text-properties officeooo:rsid="005e5f40" officeooo:paragraph-rsid="005e5f40"/>
    </style:style>
    <style:style style:name="P144" style:family="paragraph" style:parent-style-name="Heading_20_2">
      <style:text-properties officeooo:rsid="00640b22" officeooo:paragraph-rsid="00640b22"/>
    </style:style>
    <style:style style:name="P145" style:family="paragraph" style:parent-style-name="Heading_20_2">
      <style:text-properties officeooo:rsid="0067b903" officeooo:paragraph-rsid="0067b903"/>
    </style:style>
    <style:style style:name="P146" style:family="paragraph" style:parent-style-name="Heading_20_2">
      <style:text-properties officeooo:rsid="007fb991" officeooo:paragraph-rsid="007fb991"/>
    </style:style>
    <style:style style:name="P147" style:family="paragraph" style:parent-style-name="Heading_20_2">
      <style:text-properties officeooo:rsid="007fb991" officeooo:paragraph-rsid="0081274c"/>
    </style:style>
    <style:style style:name="P148" style:family="paragraph" style:parent-style-name="Heading_20_3">
      <style:text-properties officeooo:rsid="009e6f39" officeooo:paragraph-rsid="009e6f39"/>
    </style:style>
    <style:style style:name="P149" style:family="paragraph" style:parent-style-name="Heading_20_3">
      <style:text-properties style:font-name="Corbel" officeooo:rsid="00251aa6" officeooo:paragraph-rsid="00251aa6"/>
    </style:style>
    <style:style style:name="P150" style:family="paragraph" style:parent-style-name="Heading_20_3">
      <style:text-properties officeooo:rsid="00271356" officeooo:paragraph-rsid="00271356"/>
    </style:style>
    <style:style style:name="P151" style:family="paragraph" style:parent-style-name="Heading_20_3">
      <style:text-properties officeooo:rsid="002d2f3d" officeooo:paragraph-rsid="002d2f3d"/>
    </style:style>
    <style:style style:name="P152" style:family="paragraph" style:parent-style-name="Heading_20_3">
      <style:text-properties officeooo:rsid="008b5673" officeooo:paragraph-rsid="008b5673"/>
    </style:style>
    <style:style style:name="P153" style:family="paragraph" style:parent-style-name="Heading_20_3">
      <style:text-properties officeooo:rsid="003d0b1d" officeooo:paragraph-rsid="003d0b1d"/>
    </style:style>
    <style:style style:name="P154" style:family="paragraph" style:parent-style-name="Heading_20_3">
      <style:text-properties officeooo:rsid="003f6cb1" officeooo:paragraph-rsid="003f6cb1"/>
    </style:style>
    <style:style style:name="P155" style:family="paragraph" style:parent-style-name="Heading_20_3">
      <style:text-properties officeooo:rsid="0049f409" officeooo:paragraph-rsid="0049f409"/>
    </style:style>
    <style:style style:name="P156" style:family="paragraph" style:parent-style-name="Heading_20_3">
      <style:text-properties officeooo:rsid="004f12e8" officeooo:paragraph-rsid="004f12e8"/>
    </style:style>
    <style:style style:name="P157" style:family="paragraph" style:parent-style-name="Heading_20_3">
      <style:text-properties officeooo:rsid="00503307" officeooo:paragraph-rsid="00503307"/>
    </style:style>
    <style:style style:name="P158" style:family="paragraph" style:parent-style-name="Heading_20_3">
      <style:text-properties officeooo:rsid="0054ccab" officeooo:paragraph-rsid="0054ccab"/>
    </style:style>
    <style:style style:name="P159" style:family="paragraph" style:parent-style-name="Heading_20_3">
      <style:text-properties officeooo:rsid="005e79d7" officeooo:paragraph-rsid="005e79d7"/>
    </style:style>
    <style:style style:name="P160" style:family="paragraph" style:parent-style-name="Heading_20_3">
      <style:text-properties officeooo:rsid="00601820" officeooo:paragraph-rsid="00601820"/>
    </style:style>
    <style:style style:name="P161" style:family="paragraph" style:parent-style-name="Heading_20_4">
      <style:text-properties officeooo:paragraph-rsid="0096f51f"/>
    </style:style>
    <style:style style:name="P162" style:family="paragraph" style:parent-style-name="Heading_20_4">
      <style:text-properties officeooo:rsid="004ab689" officeooo:paragraph-rsid="0096f51f"/>
    </style:style>
    <style:style style:name="P163" style:family="paragraph" style:parent-style-name="Heading_20_4">
      <style:text-properties officeooo:rsid="004ab689" officeooo:paragraph-rsid="004ab689"/>
    </style:style>
    <style:style style:name="P164" style:family="paragraph" style:parent-style-name="Heading_20_4">
      <style:paragraph-properties fo:text-align="start" style:justify-single-word="false"/>
      <style:text-properties officeooo:rsid="004ab689" officeooo:paragraph-rsid="00735cad"/>
    </style:style>
    <style:style style:name="P165" style:family="paragraph" style:parent-style-name="Heading_20_4">
      <style:paragraph-properties fo:text-align="start" style:justify-single-word="false"/>
      <style:text-properties officeooo:rsid="00735cad" officeooo:paragraph-rsid="00735cad"/>
    </style:style>
    <style:style style:name="P166" style:family="paragraph" style:parent-style-name="Heading_20_4">
      <style:text-properties officeooo:rsid="0054e4bd" officeooo:paragraph-rsid="0054e4bd"/>
    </style:style>
    <style:style style:name="P167" style:family="paragraph" style:parent-style-name="Heading_20_4">
      <style:text-properties officeooo:rsid="00554865" officeooo:paragraph-rsid="00554865"/>
    </style:style>
    <style:style style:name="P168" style:family="paragraph" style:parent-style-name="Heading_20_4">
      <style:text-properties officeooo:rsid="005675f3" officeooo:paragraph-rsid="005675f3"/>
    </style:style>
    <style:style style:name="P169" style:family="paragraph" style:parent-style-name="Heading_20_4">
      <style:text-properties officeooo:rsid="0057d5d9" officeooo:paragraph-rsid="0057d5d9"/>
    </style:style>
    <style:style style:name="P170" style:family="paragraph" style:parent-style-name="Heading_20_4">
      <style:text-properties officeooo:rsid="005895b4" officeooo:paragraph-rsid="005895b4"/>
    </style:style>
    <style:style style:name="P171" style:family="paragraph" style:parent-style-name="Heading_20_4">
      <style:text-properties officeooo:rsid="00596f9c" officeooo:paragraph-rsid="00596f9c"/>
    </style:style>
    <style:style style:name="P172" style:family="paragraph" style:parent-style-name="Standard" style:list-style-name="L6"/>
    <style:style style:name="P173" style:family="paragraph" style:parent-style-name="Standard" style:list-style-name="L6">
      <style:text-properties officeooo:paragraph-rsid="008f47f0"/>
    </style:style>
    <style:style style:name="P174" style:family="paragraph" style:parent-style-name="Standard" style:list-style-name="L6">
      <style:text-properties officeooo:rsid="006a1122" officeooo:paragraph-rsid="006a1122"/>
    </style:style>
    <style:style style:name="P175" style:family="paragraph" style:parent-style-name="Text_20_body" style:list-style-name="L1">
      <style:text-properties officeooo:rsid="006fc19e" officeooo:paragraph-rsid="006fc19e"/>
    </style:style>
    <style:style style:name="P176" style:family="paragraph" style:parent-style-name="Text_20_body" style:list-style-name="L1">
      <style:text-properties officeooo:rsid="009e6f39" officeooo:paragraph-rsid="009e6f39"/>
    </style:style>
    <style:style style:name="P177" style:family="paragraph" style:parent-style-name="Text_20_body" style:list-style-name="L2">
      <style:text-properties officeooo:rsid="009e6f39" officeooo:paragraph-rsid="009e6f39"/>
    </style:style>
    <style:style style:name="P178" style:family="paragraph" style:parent-style-name="Text_20_body" style:list-style-name="L3">
      <style:text-properties officeooo:rsid="009e6f39" officeooo:paragraph-rsid="009e6f39"/>
    </style:style>
    <style:style style:name="P179" style:family="paragraph" style:parent-style-name="Text_20_body" style:list-style-name="L4">
      <style:text-properties officeooo:rsid="009e6f39" officeooo:paragraph-rsid="009e6f39"/>
    </style:style>
    <style:style style:name="P180" style:family="paragraph" style:parent-style-name="Text_20_body" style:list-style-name="L5">
      <style:text-properties officeooo:rsid="0049f409" officeooo:paragraph-rsid="0049f409"/>
    </style:style>
    <style:style style:name="P181" style:family="paragraph" style:parent-style-name="Text_20_body" style:list-style-name="L7">
      <style:text-properties officeooo:paragraph-rsid="0078c3b6"/>
    </style:style>
    <style:style style:name="P182" style:family="paragraph" style:parent-style-name="Text_20_body" style:list-style-name="L7">
      <style:text-properties officeooo:rsid="00771b89" officeooo:paragraph-rsid="00771b89"/>
    </style:style>
    <style:style style:name="P183" style:family="paragraph" style:parent-style-name="Text_20_body" style:list-style-name="L7">
      <style:text-properties officeooo:rsid="0078c3b6" officeooo:paragraph-rsid="0078c3b6"/>
    </style:style>
    <style:style style:name="P184" style:family="paragraph" style:parent-style-name="Text_20_body" style:list-style-name="L8">
      <style:text-properties officeooo:rsid="007fb991" officeooo:paragraph-rsid="007fb991"/>
    </style:style>
    <style:style style:name="P185" style:family="paragraph" style:parent-style-name="Text_20_body" style:list-style-name="L8">
      <style:text-properties officeooo:rsid="009f6e42" officeooo:paragraph-rsid="009f6e42"/>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1f2328" loext:opacity="100%" fo:font-size="12pt" fo:letter-spacing="normal" fo:font-style="normal" fo:font-weight="normal"/>
    </style:style>
    <style:style style:name="T14" style:family="text">
      <style:text-properties fo:font-variant="normal" fo:text-transform="none" fo:color="#1f2328" loext:opacity="100%" fo:font-size="12pt" fo:letter-spacing="normal" fo:font-style="normal" fo:font-weight="normal" officeooo:rsid="002705b1"/>
    </style:style>
    <style:style style:name="T15"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16"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17" style:family="text">
      <style:text-properties fo:font-variant="normal" fo:text-transform="none" fo:color="#212121" loext:opacity="100%" style:font-name="Arial1" fo:font-size="14pt" fo:letter-spacing="normal" fo:font-style="normal" fo:font-weight="normal" officeooo:rsid="008db69f" style:font-size-asian="14pt" style:font-size-complex="14pt"/>
    </style:style>
    <style:style style:name="T18" style:family="text">
      <style:text-properties style:font-name="Arial1" fo:font-size="14pt" style:font-size-asian="14pt" style:font-size-complex="14pt"/>
    </style:style>
    <style:style style:name="T19" style:family="text">
      <style:text-properties style:font-name="Arial1" fo:font-size="14pt" officeooo:rsid="008db69f" style:font-size-asian="14pt" style:font-size-complex="14pt"/>
    </style:style>
    <style:style style:name="T20" style:family="text">
      <style:text-properties officeooo:rsid="002705b1"/>
    </style:style>
    <style:style style:name="T21" style:family="text">
      <style:text-properties fo:color="#000000" loext:opacity="100%" officeooo:rsid="00895169"/>
    </style:style>
    <style:style style:name="T22" style:family="text">
      <style:text-properties fo:color="#000000" loext:opacity="100%" officeooo:rsid="0091961f"/>
    </style:style>
    <style:style style:name="T23" style:family="text">
      <style:text-properties fo:color="#000000" loext:opacity="100%" officeooo:rsid="0095c2b7"/>
    </style:style>
    <style:style style:name="T24" style:family="text">
      <style:text-properties officeooo:rsid="00271356"/>
    </style:style>
    <style:style style:name="T25" style:family="text">
      <style:text-properties officeooo:rsid="0028d4a5"/>
    </style:style>
    <style:style style:name="T26" style:family="text">
      <style:text-properties officeooo:rsid="002a5c83"/>
    </style:style>
    <style:style style:name="T27" style:family="text">
      <style:text-properties officeooo:rsid="002bbf43"/>
    </style:style>
    <style:style style:name="T28" style:family="text">
      <style:text-properties officeooo:rsid="002d81e1"/>
    </style:style>
    <style:style style:name="T29" style:family="text">
      <style:text-properties fo:font-weight="bold" style:font-weight-asian="bold" style:font-weight-complex="bold"/>
    </style:style>
    <style:style style:name="T30" style:family="text">
      <style:text-properties fo:font-weight="bold" officeooo:rsid="0059ffd6" style:font-weight-asian="bold" style:font-weight-complex="bold"/>
    </style:style>
    <style:style style:name="T31" style:family="text">
      <style:text-properties fo:font-weight="bold" officeooo:rsid="00596f9c" style:font-weight-asian="bold" style:font-weight-complex="bold"/>
    </style:style>
    <style:style style:name="T32" style:family="text">
      <style:text-properties fo:font-weight="bold" officeooo:rsid="006fc19e" style:font-weight-asian="bold" style:font-weight-complex="bold"/>
    </style:style>
    <style:style style:name="T33" style:family="text">
      <style:text-properties fo:font-weight="bold" officeooo:rsid="002356f9"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1ca7c3" style:font-weight-asian="normal" style:font-weight-complex="normal"/>
    </style:style>
    <style:style style:name="T36" style:family="text">
      <style:text-properties fo:font-weight="normal" officeooo:rsid="007deca3" style:font-weight-asian="normal" style:font-weight-complex="normal"/>
    </style:style>
    <style:style style:name="T37" style:family="text">
      <style:text-properties fo:font-weight="normal" officeooo:rsid="001ed777" style:font-weight-asian="normal" style:font-weight-complex="normal"/>
    </style:style>
    <style:style style:name="T38" style:family="text">
      <style:text-properties fo:font-weight="normal" officeooo:rsid="001e6195" style:font-weight-asian="normal" style:font-weight-complex="normal"/>
    </style:style>
    <style:style style:name="T39" style:family="text">
      <style:text-properties fo:font-weight="normal" officeooo:rsid="0083767d" style:font-weight-asian="normal" style:font-weight-complex="normal"/>
    </style:style>
    <style:style style:name="T40" style:family="text">
      <style:text-properties fo:font-weight="normal" officeooo:rsid="00841f4d" style:font-weight-asian="normal" style:font-weight-complex="normal"/>
    </style:style>
    <style:style style:name="T41" style:family="text">
      <style:text-properties fo:font-weight="normal" officeooo:rsid="006fc19e" style:font-weight-asian="normal" style:font-weight-complex="normal"/>
    </style:style>
    <style:style style:name="T42" style:family="text">
      <style:text-properties fo:font-weight="normal" officeooo:rsid="0070af85" style:font-weight-asian="normal" style:font-weight-complex="normal"/>
    </style:style>
    <style:style style:name="T43" style:family="text">
      <style:text-properties fo:font-weight="normal" officeooo:rsid="0037db2b" style:font-weight-asian="normal" style:font-weight-complex="normal"/>
    </style:style>
    <style:style style:name="T44" style:family="text">
      <style:text-properties fo:font-weight="normal" officeooo:rsid="0048c668" style:font-weight-asian="normal" style:font-weight-complex="normal"/>
    </style:style>
    <style:style style:name="T45" style:family="text">
      <style:text-properties fo:font-weight="normal" officeooo:rsid="00596f9c" style:font-weight-asian="normal" style:font-weight-complex="normal"/>
    </style:style>
    <style:style style:name="T46" style:family="text">
      <style:text-properties fo:font-weight="normal" officeooo:rsid="0087aa7d" style:font-weight-asian="normal" style:font-weight-complex="normal"/>
    </style:style>
    <style:style style:name="T47" style:family="text">
      <style:text-properties fo:font-weight="normal" officeooo:rsid="0067ca3f" style:font-weight-asian="normal" style:font-weight-complex="normal"/>
    </style:style>
    <style:style style:name="T48" style:family="text">
      <style:text-properties officeooo:rsid="00344990"/>
    </style:style>
    <style:style style:name="T49" style:family="text">
      <style:text-properties officeooo:rsid="0034cd3d"/>
    </style:style>
    <style:style style:name="T50" style:family="text">
      <style:text-properties officeooo:rsid="0037db2b"/>
    </style:style>
    <style:style style:name="T51" style:family="text">
      <style:text-properties officeooo:rsid="00382903"/>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style:font-style-asian="normal" style:font-style-complex="normal"/>
    </style:style>
    <style:style style:name="T54" style:family="text">
      <style:text-properties fo:font-style="normal" officeooo:rsid="008db69f"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23e7c0" style:font-style-asian="normal" style:font-weight-asian="normal" style:font-style-complex="normal" style:font-weight-complex="normal"/>
    </style:style>
    <style:style style:name="T57" style:family="text">
      <style:text-properties fo:font-style="normal" fo:font-weight="normal" officeooo:rsid="0028d4a5" style:font-style-asian="normal" style:font-weight-asian="normal" style:font-style-complex="normal" style:font-weight-complex="normal"/>
    </style:style>
    <style:style style:name="T58" style:family="text">
      <style:text-properties fo:font-style="normal" fo:font-weight="normal" officeooo:rsid="002bbf43" style:font-style-asian="normal" style:font-weight-asian="normal" style:font-style-complex="normal" style:font-weight-complex="normal"/>
    </style:style>
    <style:style style:name="T59" style:family="text">
      <style:text-properties fo:font-style="normal" fo:font-weight="normal" officeooo:rsid="002d2f3d" style:font-style-asian="normal" style:font-weight-asian="normal" style:font-style-complex="normal" style:font-weight-complex="normal"/>
    </style:style>
    <style:style style:name="T60" style:family="text">
      <style:text-properties fo:font-style="normal" style:text-underline-style="none" fo:font-weight="normal" style:font-style-asian="normal" style:font-weight-asian="normal" style:font-style-complex="normal" style:font-weight-complex="normal"/>
    </style:style>
    <style:style style:name="T61" style:family="text">
      <style:text-properties officeooo:rsid="003f6cb1"/>
    </style:style>
    <style:style style:name="T62" style:family="text">
      <style:text-properties officeooo:rsid="00446f97"/>
    </style:style>
    <style:style style:name="T63" style:family="text">
      <style:text-properties officeooo:rsid="0049f409"/>
    </style:style>
    <style:style style:name="T64" style:family="text">
      <style:text-properties officeooo:rsid="004ab689"/>
    </style:style>
    <style:style style:name="T65" style:family="text">
      <style:text-properties officeooo:rsid="004b2dbe"/>
    </style:style>
    <style:style style:name="T66" style:family="text">
      <style:text-properties officeooo:rsid="00554865"/>
    </style:style>
    <style:style style:name="T67" style:family="text">
      <style:text-properties officeooo:rsid="005895b4"/>
    </style:style>
    <style:style style:name="T68" style:family="text">
      <style:text-properties fo:color="#0369a3" loext:opacity="100%"/>
    </style:style>
    <style:style style:name="T69" style:family="text">
      <style:text-properties fo:color="#0369a3" loext:opacity="100%" fo:font-style="italic" style:font-style-asian="italic" style:font-style-complex="italic"/>
    </style:style>
    <style:style style:name="T70" style:family="text">
      <style:text-properties fo:color="#0369a3" loext:opacity="100%" fo:font-weight="bold" style:font-weight-asian="bold" style:font-weight-complex="bold"/>
    </style:style>
    <style:style style:name="T71" style:family="text">
      <style:text-properties fo:color="#0369a3" loext:opacity="100%" fo:font-weight="bold" officeooo:rsid="002356f9" style:font-weight-asian="bold" style:font-weight-complex="bold"/>
    </style:style>
    <style:style style:name="T72" style:family="text">
      <style:text-properties fo:color="#0369a3" loext:opacity="100%" fo:font-weight="bold" officeooo:rsid="0070af85" style:font-weight-asian="bold" style:font-weight-complex="bold"/>
    </style:style>
    <style:style style:name="T73" style:family="text">
      <style:text-properties fo:color="#0369a3" loext:opacity="100%" fo:font-weight="bold" officeooo:rsid="0049f409" style:font-weight-asian="bold" style:font-weight-complex="bold"/>
    </style:style>
    <style:style style:name="T74" style:family="text">
      <style:text-properties fo:color="#0369a3" loext:opacity="100%" fo:font-weight="bold" officeooo:rsid="008a2566" style:font-weight-asian="bold" style:font-weight-complex="bold"/>
    </style:style>
    <style:style style:name="T75" style:family="text">
      <style:text-properties fo:color="#0369a3" loext:opacity="100%" fo:font-weight="bold" officeooo:rsid="009e6f39" style:font-weight-asian="bold" style:font-weight-complex="bold"/>
    </style:style>
    <style:style style:name="T76" style:family="text">
      <style:text-properties fo:color="#0369a3" loext:opacity="100%" fo:font-style="normal" fo:font-weight="bold" style:font-style-asian="normal" style:font-weight-asian="bold" style:font-style-complex="normal" style:font-weight-complex="bold"/>
    </style:style>
    <style:style style:name="T77" style:family="text">
      <style:text-properties fo:color="#0369a3" loext:opacity="100%" fo:font-style="normal" fo:font-weight="bold" officeooo:rsid="008db69f" style:font-style-asian="normal" style:font-weight-asian="bold" style:font-style-complex="normal" style:font-weight-complex="bold"/>
    </style:style>
    <style:style style:name="T78" style:family="text">
      <style:text-properties officeooo:rsid="0059ffd6"/>
    </style:style>
    <style:style style:name="T79" style:family="text">
      <style:text-properties officeooo:rsid="005e7fde"/>
    </style:style>
    <style:style style:name="T80" style:family="text">
      <style:text-properties officeooo:rsid="006136b7"/>
    </style:style>
    <style:style style:name="T81" style:family="text">
      <style:text-properties officeooo:rsid="0064a613"/>
    </style:style>
    <style:style style:name="T82" style:family="text">
      <style:text-properties officeooo:rsid="0067ca3f"/>
    </style:style>
    <style:style style:name="T83" style:family="text">
      <style:text-properties officeooo:rsid="006dbf66"/>
    </style:style>
    <style:style style:name="T84" style:family="text">
      <style:text-properties officeooo:rsid="006fc19e"/>
    </style:style>
    <style:style style:name="T85" style:family="text">
      <style:text-properties officeooo:rsid="0071d328"/>
    </style:style>
    <style:style style:name="T86" style:family="text">
      <style:text-properties officeooo:rsid="00742a25"/>
    </style:style>
    <style:style style:name="T87" style:family="text">
      <style:text-properties officeooo:rsid="00758fe6"/>
    </style:style>
    <style:style style:name="T88" style:family="text">
      <style:text-properties officeooo:rsid="0078c3b6"/>
    </style:style>
    <style:style style:name="T89" style:family="text">
      <style:text-properties style:text-line-through-style="none" style:text-line-through-type="none"/>
    </style:style>
    <style:style style:name="T90" style:family="text">
      <style:text-properties style:text-line-through-style="none" style:text-line-through-type="none" fo:font-weight="normal" style:font-weight-asian="normal" style:font-weight-complex="normal"/>
    </style:style>
    <style:style style:name="T91" style:family="text">
      <style:text-properties style:text-line-through-style="none" style:text-line-through-type="none" fo:font-weight="normal" officeooo:rsid="0079d3c5" style:font-weight-asian="normal" style:font-weight-complex="normal"/>
    </style:style>
    <style:style style:name="T92" style:family="text">
      <style:text-properties style:text-line-through-style="none" style:text-line-through-type="none" officeooo:rsid="0078c3b6"/>
    </style:style>
    <style:style style:name="T93" style:family="text">
      <style:text-properties officeooo:rsid="007deca3"/>
    </style:style>
    <style:style style:name="T94" style:family="text">
      <style:text-properties officeooo:rsid="007e371f"/>
    </style:style>
    <style:style style:name="T95" style:family="text">
      <style:text-properties officeooo:rsid="007fb991"/>
    </style:style>
    <style:style style:name="T96" style:family="text">
      <style:text-properties officeooo:rsid="0081274c"/>
    </style:style>
    <style:style style:name="T97" style:family="text">
      <style:text-properties officeooo:rsid="0083767d"/>
    </style:style>
    <style:style style:name="T98" style:family="text">
      <style:text-properties officeooo:rsid="0070af85"/>
    </style:style>
    <style:style style:name="T99" style:family="text">
      <style:text-properties officeooo:rsid="0087aa7d"/>
    </style:style>
    <style:style style:name="T100" style:family="text">
      <style:text-properties officeooo:rsid="00895169"/>
    </style:style>
    <style:style style:name="T101" style:family="text">
      <style:text-properties officeooo:rsid="008a2566"/>
    </style:style>
    <style:style style:name="T102" style:family="text">
      <style:text-properties officeooo:rsid="008db69f"/>
    </style:style>
    <style:style style:name="T103" style:family="text">
      <style:text-properties fo:color="#c9211e" loext:opacity="100%" officeooo:rsid="00895169"/>
    </style:style>
    <style:style style:name="T104" style:family="text">
      <style:text-properties fo:color="#c9211e" loext:opacity="100%" officeooo:rsid="0091961f"/>
    </style:style>
    <style:style style:name="T105" style:family="text">
      <style:text-properties officeooo:rsid="00902068"/>
    </style:style>
    <style:style style:name="T106" style:family="text">
      <style:text-properties fo:color="#dc143c" loext:opacity="100%"/>
    </style:style>
    <style:style style:name="T107" style:family="text">
      <style:text-properties officeooo:rsid="0096f51f"/>
    </style:style>
    <style:style style:name="T108" style:family="text">
      <style:text-properties officeooo:rsid="009a254a"/>
    </style:style>
    <style:style style:name="T109" style:family="text">
      <style:text-properties officeooo:rsid="009c6acf"/>
    </style:style>
    <style:style style:name="T110" style:family="text">
      <style:text-properties officeooo:rsid="009e5a9d"/>
    </style:style>
    <style:style style:name="T111" style:family="text">
      <style:text-properties officeooo:rsid="009e6f39"/>
    </style:style>
    <style:style style:name="T112" style:family="text">
      <style:text-properties officeooo:rsid="009eed89"/>
    </style:style>
    <style:style style:name="T113" style:family="text">
      <style:text-properties officeooo:rsid="009f6e42"/>
    </style:style>
    <style:style style:name="T114" style:family="text">
      <style:text-properties officeooo:rsid="00a11899"/>
    </style:style>
    <style:style style:name="T115" style:family="text">
      <style:text-properties officeooo:rsid="00a2c28d"/>
    </style:style>
    <style:style style:name="T116" style:family="text">
      <style:text-properties officeooo:rsid="00a666e7"/>
    </style:style>
    <style:style style:name="T117" style:family="text">
      <style:text-properties officeooo:rsid="00a7d30f"/>
    </style:style>
    <style:style style:name="T118" style:family="text">
      <style:text-properties officeooo:rsid="00aa0c41"/>
    </style:style>
    <style:style style:name="T119" style:family="text">
      <style:text-properties officeooo:rsid="00abbf7f"/>
    </style:style>
    <style:style style:name="T120" style:family="text">
      <style:text-properties officeooo:rsid="00abe48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8" text:outline-level="1"/>
      <text:p text:style-name="P23"/>
      <text:p text:style-name="P23"/>
      <text:p text:style-name="P22"><text:s/><draw:frame draw:style-name="fr2" draw:name="Image1" text:anchor-type="char" svg:x="0.4937in" svg:y="0.4799in" svg:width="1.8283in" svg:height="2.0701in" draw:z-index="0"><draw:image xlink:href="Pictures/10000001000000FA0000012CD0EE0B09A8CC33AB.png" xlink:type="simple" xlink:show="embed" xlink:actuate="onLoad" draw:mime-type="image/png"/></draw:frame></text:p>
      <text:p text:style-name="P21"><text:span text:style-name="T5"><text:s/>Qvu </text:span><text:span text:style-name="T6">Data Service</text:span></text:p>
      <text:p text:style-name="P27"><text:bookmark-start text:name="__RefHeading___Toc216_110125675"/><text:s text:c="2"/><text:span text:style-name="T1">Help</text:span><text:bookmark-end text:name="__RefHeading___Toc216_110125675"/></text:p>
      <text:p text:style-name="P26"/>
      <text:p text:style-name="P26"/>
      <text:p text:style-name="P26"/>
      <text:p text:style-name="P26"/>
      <text:p text:style-name="P26"/>
      <text:p text:style-name="P2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Ver: 0.1.<text:span text:style-name="T120">4</text:span></text:p>
      <text:p text:style-name="P10">Last Updated: <text:span text:style-name="T110">10</text:span>/<text:span text:style-name="T119">1</text:span><text:span text:style-name="T120">2</text:span>/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1">Table of Contents</text:p>
          </text:index-title>
          <text:p text:style-name="P117"><text:a xlink:type="simple" xlink:href="#__RefHeading___Toc218_110125675" text:style-name="Index_20_Link" text:visited-style-name="Index_20_Link">Overview<text:tab/>4</text:a></text:p>
          <text:p text:style-name="P117"><text:a xlink:type="simple" xlink:href="#__RefHeading___Toc220_110125675" text:style-name="Index_20_Link" text:visited-style-name="Index_20_Link">Administration<text:tab/>4</text:a></text:p>
          <text:p text:style-name="P118"><text:a xlink:type="simple" xlink:href="#__RefHeading___Toc2155_3536204602" text:style-name="Index_20_Link" text:visited-style-name="Index_20_Link">System Settings<text:tab/>5</text:a></text:p>
          <text:p text:style-name="P119"><text:a xlink:type="simple" xlink:href="#__RefHeading___Toc3222_2082054851" text:style-name="Index_20_Link" text:visited-style-name="Index_20_Link">Authentication<text:tab/>5</text:a></text:p>
          <text:p text:style-name="P119"><text:a xlink:type="simple" xlink:href="#__RefHeading___Toc3224_2082054851" text:style-name="Index_20_Link" text:visited-style-name="Index_20_Link">Scheduler<text:tab/>7</text:a></text:p>
          <text:p text:style-name="P119"><text:a xlink:type="simple" xlink:href="#__RefHeading___Toc3226_2082054851" text:style-name="Index_20_Link" text:visited-style-name="Index_20_Link">SSL<text:tab/>8</text:a></text:p>
          <text:p text:style-name="P119"><text:a xlink:type="simple" xlink:href="#__RefHeading___Toc3228_2082054851" text:style-name="Index_20_Link" text:visited-style-name="Index_20_Link">Misc<text:tab/>8</text:a></text:p>
          <text:p text:style-name="P118"><text:a xlink:type="simple" xlink:href="#__RefHeading___Toc3235_2082054851" text:style-name="Index_20_Link" text:visited-style-name="Index_20_Link">Scheduling<text:tab/>9</text:a></text:p>
          <text:p text:style-name="P118"><text:a xlink:type="simple" xlink:href="#__RefHeading___Toc3152_1560762830" text:style-name="Index_20_Link" text:visited-style-name="Index_20_Link">Repository Backup<text:tab/>12</text:a></text:p>
          <text:p text:style-name="P118"><text:a xlink:type="simple" xlink:href="#__RefHeading___Toc222_110125675" text:style-name="Index_20_Link" text:visited-style-name="Index_20_Link">Add/Edit a Datasource<text:tab/>13</text:a></text:p>
          <text:p text:style-name="P119"><text:a xlink:type="simple" xlink:href="#__RefHeading___Toc224_110125675" text:style-name="Index_20_Link" text:visited-style-name="Index_20_Link">Datasource Entry Fields<text:tab/>14</text:a></text:p>
          <text:p text:style-name="P119"><text:a xlink:type="simple" xlink:href="#__RefHeading___Toc226_110125675" text:style-name="Index_20_Link" text:visited-style-name="Index_20_Link">Datasource Table Settings<text:tab/>15</text:a></text:p>
          <text:p text:style-name="P119"><text:a xlink:type="simple" xlink:href="#__RefHeading___Toc228_110125675" text:style-name="Index_20_Link" text:visited-style-name="Index_20_Link">Table Column Settings<text:tab/>16</text:a></text:p>
          <text:p text:style-name="P119"><text:a xlink:type="simple" xlink:href="#__RefHeading___Toc2991_3709379750" text:style-name="Index_20_Link" text:visited-style-name="Index_20_Link">Table Foreign Key Settings<text:tab/>17</text:a></text:p>
          <text:p text:style-name="P119"><text:a xlink:type="simple" xlink:href="#__RefHeading___Toc1054_756241164" text:style-name="Index_20_Link" text:visited-style-name="Index_20_Link">Custom Foreign Keys<text:tab/>19</text:a></text:p>
          <text:p text:style-name="P119"><text:a xlink:type="simple" xlink:href="#__RefHeading___Toc1056_756241164" text:style-name="Index_20_Link" text:visited-style-name="Index_20_Link">Testing the Database Connection<text:tab/>22</text:a></text:p>
          <text:p text:style-name="P118"><text:a xlink:type="simple" xlink:href="#__RefHeading___Toc758_2450172420" text:style-name="Index_20_Link" text:visited-style-name="Index_20_Link">Add/Edit a Role<text:tab/>23</text:a></text:p>
          <text:p text:style-name="P118"><text:a xlink:type="simple" xlink:href="#__RefHeading___Toc760_2450172420" text:style-name="Index_20_Link" text:visited-style-name="Index_20_Link">Add/Edit a User<text:tab/>24</text:a></text:p>
          <text:p text:style-name="P118"><text:a xlink:type="simple" xlink:href="#__RefHeading___Toc993_2711668312" text:style-name="Index_20_Link" text:visited-style-name="Index_20_Link">Add/Edit a Document Group<text:tab/>26</text:a></text:p>
          <text:p text:style-name="P117"><text:a xlink:type="simple" xlink:href="#__RefHeading___Toc230_110125675" text:style-name="Index_20_Link" text:visited-style-name="Index_20_Link">Query Design<text:tab/>27</text:a></text:p>
          <text:p text:style-name="P118"><text:a xlink:type="simple" xlink:href="#__RefHeading___Toc1264_2428864518" text:style-name="Index_20_Link" text:visited-style-name="Index_20_Link">Column Select Pane<text:tab/>27</text:a></text:p>
          <text:p text:style-name="P119"><text:a xlink:type="simple" xlink:href="#__RefHeading___Toc1266_2428864518" text:style-name="Index_20_Link" text:visited-style-name="Index_20_Link">Table Tree Icon Descriptions<text:tab/>29</text:a></text:p>
          <text:p text:style-name="P120"><text:a xlink:type="simple" xlink:href="#__RefHeading___Toc1268_2428864518" text:style-name="Index_20_Link" text:visited-style-name="Index_20_Link"><text:s/>Root Table<text:tab/>29</text:a></text:p>
          <text:p text:style-name="P120"><text:a xlink:type="simple" xlink:href="#__RefHeading___Toc1270_2428864518" text:style-name="Index_20_Link" text:visited-style-name="Index_20_Link"><text:s/>Root View<text:tab/>29</text:a></text:p>
          <text:p text:style-name="P120"><text:a xlink:type="simple" xlink:href="#__RefHeading___Toc3179_913007175" text:style-name="Index_20_Link" text:visited-style-name="Index_20_Link"><text:s/>Imported Foreign Key Table (parent)<text:tab/>29</text:a></text:p>
          <text:p text:style-name="P120"><text:a xlink:type="simple" xlink:href="#__RefHeading___Toc1272_2428864518" text:style-name="Index_20_Link" text:visited-style-name="Index_20_Link"><text:s/>Exported Foreign Key Table (child)<text:tab/>30</text:a></text:p>
          <text:p text:style-name="P120"><text:a xlink:type="simple" xlink:href="#__RefHeading___Toc2157_3536204602" text:style-name="Index_20_Link" text:visited-style-name="Index_20_Link"><text:s/>Root Table with Column Selections<text:tab/>30</text:a></text:p>
          <text:p text:style-name="P120"><text:a xlink:type="simple" xlink:href="#__RefHeading___Toc1301_2428864518" text:style-name="Index_20_Link" text:visited-style-name="Index_20_Link"><text:s/>Root View with Column Selections<text:tab/>30</text:a></text:p>
          <text:p text:style-name="P120"><text:a xlink:type="simple" xlink:href="#__RefHeading___Toc3181_913007175" text:style-name="Index_20_Link" text:visited-style-name="Index_20_Link"><text:s/>Imported Table with Column Selections<text:tab/>30</text:a></text:p>
          <text:p text:style-name="P120"><text:a xlink:type="simple" xlink:href="#__RefHeading___Toc1280_2428864518" text:style-name="Index_20_Link" text:visited-style-name="Index_20_Link"><text:s/>Exported Table with Column Selections<text:tab/>30</text:a></text:p>
          <text:p text:style-name="P120"><text:a xlink:type="simple" xlink:href="#__RefHeading___Toc1282_2428864518" text:style-name="Index_20_Link" text:visited-style-name="Index_20_Link"><text:s/>Imported Table with Inner Join (joins default to outer)<text:tab/>30</text:a></text:p>
          <text:p text:style-name="P120"><text:a xlink:type="simple" xlink:href="#__RefHeading___Toc1284_2428864518" text:style-name="Index_20_Link" text:visited-style-name="Index_20_Link"><text:s/>Imported Table with Inner Join and Column Selections<text:tab/>30</text:a></text:p>
          <text:p text:style-name="P120"><text:a xlink:type="simple" xlink:href="#__RefHeading___Toc1286_2428864518" text:style-name="Index_20_Link" text:visited-style-name="Index_20_Link"><text:s/>Exported Table with Inner Join (join defaults to outer)<text:tab/>30</text:a></text:p>
          <text:p text:style-name="P120"><text:a xlink:type="simple" xlink:href="#__RefHeading___Toc1288_2428864518" text:style-name="Index_20_Link" text:visited-style-name="Index_20_Link"><text:s/>Exported Table with Inner Join and Column Selections<text:tab/>30</text:a></text:p>
          <text:p text:style-name="P120"><text:a xlink:type="simple" xlink:href="#__RefHeading___Toc1290_2428864518" text:style-name="Index_20_Link" text:visited-style-name="Index_20_Link"><text:s/>Column<text:tab/>30</text:a></text:p>
          <text:p text:style-name="P120"><text:a xlink:type="simple" xlink:href="#__RefHeading___Toc1292_2428864518" text:style-name="Index_20_Link" text:visited-style-name="Index_20_Link"><text:s/>Primary Key Column<text:tab/>31</text:a></text:p>
          <text:p text:style-name="P119"><text:a xlink:type="simple" xlink:href="#__RefHeading___Toc1656_2851838681" text:style-name="Index_20_Link" text:visited-style-name="Index_20_Link">Setting Join Type<text:tab/>31</text:a></text:p>
          <text:p text:style-name="P119"><text:a xlink:type="simple" xlink:href="#__RefHeading___Toc1658_2851838681" text:style-name="Index_20_Link" text:visited-style-name="Index_20_Link">Related Table Display<text:tab/>31</text:a></text:p>
          <text:p text:style-name="P118"><text:a xlink:type="simple" xlink:href="#__RefHeading___Toc1660_2851838681" text:style-name="Index_20_Link" text:visited-style-name="Index_20_Link">Query Design Data Tab<text:tab/>32</text:a></text:p>
          <text:p text:style-name="P119"><text:a xlink:type="simple" xlink:href="#__RefHeading___Toc1662_2851838681" text:style-name="Index_20_Link" text:visited-style-name="Index_20_Link">Data Column Configuration Description<text:tab/>33</text:a></text:p>
          <text:p text:style-name="P120"><text:a xlink:type="simple" xlink:href="#__RefHeading___Toc1664_2851838681" text:style-name="Index_20_Link" text:visited-style-name="Index_20_Link">Data Column Configuration Panel Icons<text:tab/>33</text:a></text:p>
          <text:p text:style-name="P120"><text:a xlink:type="simple" xlink:href="#__RefHeading___Toc1666_2851838681" text:style-name="Index_20_Link" text:visited-style-name="Index_20_Link">Column Details Icon<text:tab/>33</text:a></text:p>
          <text:p text:style-name="P120"><text:a xlink:type="simple" xlink:href="#__RefHeading___Toc1668_2851838681" text:style-name="Index_20_Link" text:visited-style-name="Index_20_Link">Duplicate Column Icon<text:tab/>34</text:a></text:p>
          <text:p text:style-name="P120"><text:a xlink:type="simple" xlink:href="#__RefHeading___Toc1670_2851838681" text:style-name="Index_20_Link" text:visited-style-name="Index_20_Link">Copy Table Alias and Name to Clipboard<text:tab/>34</text:a></text:p>
          <text:p text:style-name="P120"><text:a xlink:type="simple" xlink:href="#__RefHeading___Toc1677_2851838681" text:style-name="Index_20_Link" text:visited-style-name="Index_20_Link">Move Column Position<text:tab/>34</text:a></text:p>
          <text:p text:style-name="P120"><text:a xlink:type="simple" xlink:href="#__RefHeading___Toc1694_2851838681" text:style-name="Index_20_Link" text:visited-style-name="Index_20_Link">Data Column Entry Fields<text:tab/>35</text:a></text:p>
          <text:p text:style-name="P118"><text:a xlink:type="simple" xlink:href="#__RefHeading___Toc1701_2851838681" text:style-name="Index_20_Link" text:visited-style-name="Index_20_Link">Query Design Filter Tab<text:tab/>35</text:a></text:p>
          <text:p text:style-name="P118"><text:a xlink:type="simple" xlink:href="#__RefHeading___Toc1745_2851838681" text:style-name="Index_20_Link" text:visited-style-name="Index_20_Link">Query Design SQL Tab<text:tab/>38</text:a></text:p>
          <text:p text:style-name="P119"><text:a xlink:type="simple" xlink:href="#__RefHeading___Toc1747_2851838681" text:style-name="Index_20_Link" text:visited-style-name="Index_20_Link">SQL Tab SQL Pane<text:tab/>38</text:a></text:p>
          <text:p text:style-name="P119"><text:a xlink:type="simple" xlink:href="#__RefHeading___Toc1749_2851838681" text:style-name="Index_20_Link" text:visited-style-name="Index_20_Link">Filter Values Prompts<text:tab/>39</text:a></text:p>
          <text:p text:style-name="P118"><text:a xlink:type="simple" xlink:href="#__RefHeading___Toc2086_3536204602" text:style-name="Index_20_Link" text:visited-style-name="Index_20_Link"><text:soft-page-break/>Saving a Query Document<text:tab/>40</text:a></text:p>
          <text:p text:style-name="P118"><text:a xlink:type="simple" xlink:href="#__RefHeading___Toc2088_3536204602" text:style-name="Index_20_Link" text:visited-style-name="Index_20_Link">Loading a Saved Query Document<text:tab/>41</text:a></text:p>
          <text:p text:style-name="P117"><text:a xlink:type="simple" xlink:href="#__RefHeading___Toc232_110125675" text:style-name="Index_20_Link" text:visited-style-name="Index_20_Link">REST API<text:tab/>42</text:a></text:p>
          <text:p text:style-name="P117"><text:a xlink:type="simple" xlink:href="#__RefHeading___Toc234_110125675" text:style-name="Index_20_Link" text:visited-style-name="Index_20_Link">Custom Security<text:tab/>44</text:a></text:p>
          <text:p text:style-name="P117"><text:a xlink:type="simple" xlink:href="#__RefHeading___Toc236_110125675" text:style-name="Index_20_Link" text:visited-style-name="Index_20_Link">Qvu Repository<text:tab/>45</text:a></text:p>
          <text:p text:style-name="P118"><text:a xlink:type="simple" xlink:href="#__RefHeading___Toc2488_3536204602" text:style-name="Index_20_Link" text:visited-style-name="Index_20_Link">Qvu Repository config Folder<text:tab/>45</text:a></text:p>
          <text:p text:style-name="P118"><text:a xlink:type="simple" xlink:href="#__RefHeading___Toc2490_3536204602" text:style-name="Index_20_Link" text:visited-style-name="Index_20_Link">Qvu Repository documents Folder<text:tab/>45</text:a></text:p>
          <text:p text:style-name="P118"><text:a xlink:type="simple" xlink:href="#__RefHeading___Toc2492_3536204602" text:style-name="Index_20_Link" text:visited-style-name="Index_20_Link">Qvu Repository help Folder<text:tab/>46</text:a></text:p>
          <text:p text:style-name="P118"><text:a xlink:type="simple" xlink:href="#__RefHeading___Toc2494_3536204602" text:style-name="Index_20_Link" text:visited-style-name="Index_20_Link">Qvu Repository logs Folder<text:tab/>46</text:a></text:p>
          <text:p text:style-name="P118"><text:a xlink:type="simple" xlink:href="#__RefHeading___Toc3550_1214589170" text:style-name="Index_20_Link" text:visited-style-name="Index_20_Link">Language Support<text:tab/>46</text:a></text:p>
        </text:index-body>
      </text:table-of-content>
      <text:p text:style-name="P25"/>
      <text:h text:style-name="P129" text:outline-level="1"><text:bookmark-start text:name="__RefHeading___Toc218_110125675"/>Overview<text:bookmark-end text:name="__RefHeading___Toc218_110125675"/></text:h>
      <text:p text:style-name="P19"><text:span text:style-name="T35">Qvu </text:span><text:span text:style-name="T36">D</text:span><text:span text:style-name="T37">ata </text:span><text:span text:style-name="T36">S</text:span><text:span text:style-name="T37">ervice</text:span><text:span text:style-name="T4"> is </text:span><text:span text:style-name="T97">a</text:span><text:span text:style-name="T93">n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38">Qvu</text:span><text:span text:style-name="T35"> </text:span><text:span text:style-name="T39">D</text:span><text:span text:style-name="T37">ata </text:span><text:span text:style-name="T39">S</text:span><text:span text:style-name="T37">ervice</text:span><text:span text:style-name="T4"> </text:span><text:span text:style-name="T93">provides</text:span><text:span text:style-name="T4"> </text:span><text:span text:style-name="T93">REST API</text:span><text:span text:style-name="T2"> </text:span><text:span text:style-name="T93">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38">Qvu </text:span><text:span text:style-name="T36">D</text:span><text:span text:style-name="T37">ata </text:span><text:span text:style-name="T36">S</text:span><text:span text:style-name="T37">ervice</text:span><text:span text:style-name="T4"> </text:span><text:span text:style-name="T3">provides role-based </text:span><text:span text:style-name="T97">datasource, table column and</text:span><text:span text:style-name="T93"> document</text:span><text:span text:style-name="T3"> </text:span><text:span text:style-name="T97">group </text:span><text:span text:style-name="T3">access control and supports both </text:span><text:span text:style-name="T97">Basic</text:span><text:span text:style-name="T3"> and OIDC authentication.</text:span></text:p>
      <text:h text:style-name="P130" text:outline-level="1"><text:bookmark-start text:name="__RefHeading___Toc220_110125675"/>Administration<text:bookmark-end text:name="__RefHeading___Toc220_110125675"/></text:h>
      <text:p text:style-name="P24">The Qvu <text:span text:style-name="T34">Admin</text:span> tab allows users with the administration role to add <text:span text:style-name="T7">and configure </text:span>datasources, users, roles, <text:span text:style-name="T97">document </text:span>groups <text:span text:style-name="T118">and scheduled query execution</text:span> <text:span text:style-name="T7">as well as </text:span><text:span text:style-name="T93">the desired</text:span><text:span text:style-name="T7"> authentication scheme </text:span><text:span text:style-name="T118">and SSL</text:span><text:span text:style-name="T7">. </text:span><text:span text:style-name="T8">After initializing the Qvu repository (see qvu-gettingstarted.pdf), start Qvu and login as the admin user – you should see the screen below:</text:span></text:p>
      <text:p text:style-name="P24"/>
      <text:p text:style-name="P24"><draw:frame draw:style-name="fr2"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1"><text:span text:style-name="T8">The initial admin tab will have no datasources, 2 default roles – </text:span><text:span text:style-name="T70">administrator</text:span><text:span text:style-name="T8"> and </text:span><text:span text:style-name="T71">query designer</text:span><text:span text:style-name="T33"> </text:span><text:span text:style-name="T8">and one user – </text:span><text:span text:style-name="T71">admin</text:span><text:span text:style-name="T8">.</text:span></text:p>
      <text:h text:style-name="P133" text:outline-level="2"><text:bookmark-start text:name="__RefHeading___Toc2155_3536204602"/><text:soft-page-break/>System Settings<text:bookmark-end text:name="__RefHeading___Toc2155_3536204602"/></text:h>
      <text:p text:style-name="P125"><text:span text:style-name="T34">System </text:span><text:span text:style-name="T40">S</text:span><text:span text:style-name="T34">ettings</text:span> <text:span text:style-name="T111">is used to configure</text:span> <text:span text:style-name="T111">various system-related settings in the </text:span><text:span text:style-name="T34">Qvu Data Service.</text:span> authentication. </text:p>
      <text:p text:style-name="P125"/>
      <text:p text:style-name="P125"><draw:frame draw:style-name="fr1" draw:name="Image72" text:anchor-type="char" svg:width="6.9252in" svg:height="4.6575in" draw:z-index="67"><draw:image xlink:href="Pictures/10000001000003E7000002A0147C21F62937B3A0.png" xlink:type="simple" xlink:show="embed" xlink:actuate="onLoad" draw:mime-type="image/png"/></draw:frame></text:p>
      <text:h text:style-name="Heading_20_3" text:outline-level="3"><text:bookmark-start text:name="__RefHeading___Toc3222_2082054851"/>Authentication<text:bookmark-end text:name="__RefHeading___Toc3222_2082054851"/></text:h>
      <text:p text:style-name="P126"><text:span text:style-name="T111">The Authentication tab allows the user to setup Qvu Authentication </text:span><text:span text:style-name="T84">here are the 3 choices:</text:span></text:p>
      <text:list text:style-name="L1">
        <text:list-item>
          <text:p text:style-name="P175">Basic Authentication</text:p>
        </text:list-item>
        <text:list-item>
          <text:p text:style-name="P176">Basic Authentication with Custom Security</text:p>
        </text:list-item>
        <text:list-item>
          <text:p text:style-name="P175">OIDC</text:p>
        </text:list-item>
      </text:list>
      <text:p text:style-name="P124"/>
      <text:p text:style-name="P87">Click the <text:span text:style-name="T34">System Settings</text:span> icon <text:span text:style-name="T87">in</text:span> the <text:span text:style-name="T41">Admin</text:span><text:span text:style-name="T32"> </text:span><text:span text:style-name="T84">tab to display the </text:span><text:span text:style-name="T41">System Settings</text:span><text:span text:style-name="T84"> dialog:</text:span></text:p>
      <text:p text:style-name="P87"/>
      <text:p text:style-name="P87"/>
      <text:p text:style-name="P87"/>
      <text:p text:style-name="P87"/>
      <text:p text:style-name="P87"/>
      <text:p text:style-name="P87"><draw:frame draw:style-name="fr2" draw:name="Image63" text:anchor-type="char" svg:x="0.1374in" svg:y="0.1417in" svg:width="3.2335in" svg:height="2.1752in" draw:z-index="68"><draw:image xlink:href="Pictures/10000001000003E7000002A0147C21F62937B3A0.png" xlink:type="simple" xlink:show="embed" xlink:actuate="onLoad" draw:mime-type="image/png"/></draw:frame><draw:frame draw:style-name="fr2" draw:name="Image73" text:anchor-type="char" svg:x="3.6874in" svg:y="0.1417in" svg:width="3.2083in" svg:height="2.1626in" draw:z-index="69"><draw:image xlink:href="Pictures/10000001000003E20000029E1054543118D98825.png" xlink:type="simple" xlink:show="embed" xlink:actuate="onLoad" draw:mime-type="image/png"/></draw:frame><text:soft-page-break/></text:p>
      <text:p text:style-name="P87"/>
      <text:p text:style-name="P87"/>
      <text:p text:style-name="P87"/>
      <text:p text:style-name="P87"/>
      <text:p text:style-name="Text_20_body"/>
      <text:p text:style-name="Text_20_body"/>
      <text:p text:style-name="Text_20_body"/>
      <text:p text:style-name="Text_20_body"/>
      <text:p text:style-name="Text_20_body"/>
      <text:p text:style-name="Text_20_body"/>
      <text:p text:style-name="Text_20_body"/>
      <text:p text:style-name="Text_20_body"><text:span text:style-name="T98">Select the desired </text:span><text:span text:style-name="T42">Default Security Type</text:span><text:span text:style-name="T98"> and complete the associated entry fields. If </text:span><text:span text:style-name="T72">basic</text:span><text:span text:style-name="T42">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42"> </text:span><text:a xlink:type="simple" xlink:href="#22.Custom Security|outline" text:style-name="Internet_20_link" text:visited-style-name="Visited_20_Internet_20_Link"><text:span text:style-name="T68">Custom Security</text:span></text:a><text:span text:style-name="T42"> section in this document for more information on this topic.</text:span></text:p>
      <text:p text:style-name="P50"/>
      <text:p text:style-name="P97"><text:span text:style-name="T34">If </text:span><text:span text:style-name="T75">oidc</text:span><text:span text:style-name="T34"> is chosen as the Default Security Type</text:span><text:span text:style-name="T29">, </text:span><text:span text:style-name="T34">complete the required entries on the Oidc tab</text:span></text:p>
      <text:p text:style-name="P87"><draw:frame draw:style-name="fr1" draw:name="Image3" text:anchor-type="char" svg:width="6.9252in" svg:height="2.5307in" draw:z-index="70"><draw:image xlink:href="Pictures/100000010000039D000001529AD895AD43B7D2BF.png" xlink:type="simple" xlink:show="embed" xlink:actuate="onLoad" draw:mime-type="image/png"/></draw:frame></text:p>
      <text:p text:style-name="P97">Issuer Location URL, Client ID and Client Secret are standard OIDC entries associated with your identity provider. </text:p>
      <text:p text:style-name="P97"/>
      <text:p text:style-name="P98">The Admin Role Mapping is used to map incoming OIDC role claims to the Qvu <text:span text:style-name="T70">administrator</text:span> role. <text:span text:style-name="T111">This is used in conjunction with the Role Claim Property Name entry. In Role Claim Property Name enter the user claims name for the user roles. This is expected to an array of role names. In the </text:span>Admin Role Mapping <text:span text:style-name="T111">enter</text:span> a comma-delimited list of <text:span text:style-name="T111">incoming </text:span>roles <text:span text:style-name="T111">that should be mapped to the Qvu administrator role.</text:span></text:p>
      <text:h text:style-name="P148" text:outline-level="3"><text:bookmark-start text:name="__RefHeading___Toc3224_2082054851"/><text:soft-page-break/>Scheduler<text:bookmark-end text:name="__RefHeading___Toc3224_2082054851"/></text:h>
      <text:p text:style-name="P123">Qvu Data Service support<text:span text:style-name="T115">s</text:span> scheduled query runs which will email the results via SMTP as an attachment of type csv, excel, JSON flat or JSON Object Graph. The System Settings Scheduler tab provides the email configuration setup. </text:p>
      <text:p text:style-name="P123"><draw:frame draw:style-name="fr2" draw:name="Image74" text:anchor-type="char" svg:x="0.4228in" svg:y="0.1854in" svg:width="5.8299in" svg:height="3.9063in" draw:z-index="71"><draw:image xlink:href="Pictures/10000001000003E50000029C4786A7E4E65244A2.png" xlink:type="simple" xlink:show="embed" xlink:actuate="onLoad" draw:mime-type="image/png"/></draw:frame></text:p>
      <text:p text:style-name="P123">The entry fields:</text:p>
      <text:list text:style-name="L2">
        <text:list-item>
          <text:p text:style-name="P177">SMTP Host</text:p>
        </text:list-item>
        <text:list-item>
          <text:p text:style-name="P177">SMTP Port</text:p>
        </text:list-item>
        <text:list-item>
          <text:p text:style-name="P177">SMTP Auth</text:p>
        </text:list-item>
        <text:list-item>
          <text:p text:style-name="P177">Start TTLS Enable</text:p>
        </text:list-item>
        <text:list-item>
          <text:p text:style-name="P177">SSL Trust</text:p>
        </text:list-item>
      </text:list>
      <text:p text:style-name="P123"/>
      <text:p text:style-name="P123">Correspond to standard Java Mail Api properties shown below:</text:p>
      <text:list text:style-name="L3">
        <text:list-item>
          <text:p text:style-name="P178">mail.smtp.host</text:p>
        </text:list-item>
        <text:list-item>
          <text:p text:style-name="P178">mail.smtp.port</text:p>
        </text:list-item>
        <text:list-item>
          <text:p text:style-name="P178">mail.smtp.auth</text:p>
        </text:list-item>
        <text:list-item>
          <text:p text:style-name="P178">mail.smtp.starttls.enable</text:p>
        </text:list-item>
        <text:list-item>
          <text:p text:style-name="P178">mail.smtp.ssl.trust</text:p>
        </text:list-item>
      </text:list>
      <text:p text:style-name="P126"/>
      <text:p text:style-name="P123"><text:soft-page-break/>Mail User and Mail Password are the mail host authentication credentials. Mail Subject is the d<text:span text:style-name="T113">ef</text:span>ault subject for generated emails. Replacement variable $g, $d and $ts can be added to the subject line to inject runtime values:</text:p>
      <text:list text:style-name="L4">
        <text:list-item>
          <text:p text:style-name="P179">$g – document group </text:p>
        </text:list-item>
        <text:list-item>
          <text:p text:style-name="P179">$d – document name</text:p>
        </text:list-item>
        <text:list-item>
          <text:p text:style-name="P179">$ts – document run timestamp</text:p>
          <text:p text:style-name="P179"/>
        </text:list-item>
      </text:list>
      <text:p text:style-name="P123">The Enable Scheduler checkbox turns the scheduler on and off</text:p>
      <text:p text:style-name="P123"/>
      <text:h text:style-name="P148" text:outline-level="3"><text:bookmark-start text:name="__RefHeading___Toc3226_2082054851"/>SSL<text:bookmark-end text:name="__RefHeading___Toc3226_2082054851"/></text:h>
      <text:p text:style-name="P123">The SSL tab is where SSL is configured for the Qvu Data Service:</text:p>
      <text:p text:style-name="P123"/>
      <text:p text:style-name="P123"><draw:frame draw:style-name="fr4" draw:name="Image75" text:anchor-type="char" svg:width="5.6547in" svg:height="3.7835in" draw:z-index="72"><draw:image xlink:href="Pictures/10000001000003E50000029B7AB82A03F4881F28.png" xlink:type="simple" xlink:show="embed" xlink:actuate="onLoad" draw:mime-type="image/png"/></draw:frame></text:p>
      <text:p text:style-name="P123">Enter the appropriate SSL entries to configure the SSL. The SSL Key Store entry is expected to be a valid path to a cert file. The Enable SSL checkbox will turn on and off the SSL requirement for Qvu Data Service. If you enable SSL it would be best to update the server port on the Misc tab described below:</text:p>
      <text:p text:style-name="P123"/>
      <text:h text:style-name="P148" text:outline-level="3"><text:bookmark-start text:name="__RefHeading___Toc3228_2082054851"/>Misc<text:bookmark-end text:name="__RefHeading___Toc3228_2082054851"/></text:h>
      <text:p text:style-name="P123">The System Settings Misc tab is shown below:</text:p>
      <text:p text:style-name="P123"/>
      <text:p text:style-name="P123"><draw:frame draw:style-name="fr2" draw:name="Image76" text:anchor-type="char" svg:x="0.6563in" svg:y="0.1252in" svg:width="5.2134in" svg:height="3.4854in" draw:z-index="73"><draw:image xlink:href="Pictures/10000001000003E70000029C86DE5BCB2649ECFE.png" xlink:type="simple" xlink:show="embed" xlink:actuate="onLoad" draw:mime-type="image/png"/></draw:frame><text:soft-page-break/></text:p>
      <text:p text:style-name="P123"/>
      <text:p text:style-name="P123"/>
      <text:p text:style-name="P123"/>
      <text:p text:style-name="P123"/>
      <text:p text:style-name="P123"/>
      <text:p text:style-name="P123"/>
      <text:h text:style-name="P134" text:outline-level="2"/>
      <text:h text:style-name="P134" text:outline-level="2"/>
      <text:h text:style-name="P134" text:outline-level="2"/>
      <text:h text:style-name="P134" text:outline-level="2"/>
      <text:p text:style-name="Text_20_body"/>
      <text:p text:style-name="P123">The Server Port entry set<text:span text:style-name="T112">s</text:span> the Port <text:span text:style-name="T112">that</text:span> the web server runs on. Backup Folder set<text:span text:style-name="T112">s</text:span> the location where Qvu backup files are stored and the CORS Allowed Origins allows the user to control the CORS access s<text:span text:style-name="T112">e</text:span>tting.</text:p>
      <text:p text:style-name="P123"/>
      <text:h text:style-name="P135" text:outline-level="2"><text:bookmark-start text:name="__RefHeading___Toc3235_2082054851"/>Scheduling<text:bookmark-end text:name="__RefHeading___Toc3235_2082054851"/></text:h>
      <text:p text:style-name="P122">Click the Scheduling icon to display the current scheduled documents:</text:p>
      <text:p text:style-name="P122"><draw:frame draw:style-name="fr2" draw:name="Image77" text:anchor-type="char" svg:x="1.6319in" svg:y="0.1618in" svg:width="3.0945in" svg:height="0.9118in" draw:z-index="74"><draw:image xlink:href="Pictures/10000001000001AF0000007F3E13A6620A5AF805.png" xlink:type="simple" xlink:show="embed" xlink:actuate="onLoad" draw:mime-type="image/png"/></draw:frame><draw:frame draw:style-name="fr2" draw:name="Image69" text:anchor-type="char" svg:x="1.1862in" svg:y="0.0043in" svg:width="3.5402in" svg:height="0.7382in" draw:z-index="64"><draw:image xlink:href="Pictures/100000010000018E0000005329D456C86E627D3D.png" xlink:type="simple" xlink:show="embed" xlink:actuate="onLoad" draw:mime-type="image/png"/></draw:frame></text:p>
      <text:p text:style-name="P122"/>
      <text:p text:style-name="Text_20_body"/>
      <text:p text:style-name="Text_20_body"/>
      <text:p text:style-name="Text_20_body"><draw:frame draw:style-name="fr2" draw:name="Image78" text:anchor-type="char" svg:x="0.5252in" svg:y="0.4in" svg:width="5.3882in" svg:height="2.1409in" draw:z-index="75"><draw:image xlink:href="Pictures/10000001000005E10000025623ABB0FE064DE45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2"><text:soft-page-break/>To add a new schedule click the Add Schedule icon:</text:p>
      <text:p text:style-name="P122"/>
      <text:p text:style-name="P122"><draw:frame draw:style-name="fr2" draw:name="Image79" text:anchor-type="char" svg:x="1.6327in" svg:y="-0.0283in" svg:width="3.1772in" svg:height="0.5in" draw:z-index="76"><draw:image xlink:href="Pictures/1000000100000131000000308E9D101B8E083992.png" xlink:type="simple" xlink:show="embed" xlink:actuate="onLoad" draw:mime-type="image/png"/></draw:frame></text:p>
      <text:p text:style-name="P122"/>
      <text:p text:style-name="P122"/>
      <text:p text:style-name="P122">This will display the Schedule Entry dialog:</text:p>
      <text:p text:style-name="P122"/>
      <text:p text:style-name="P122"><draw:frame draw:style-name="fr2" draw:name="Image80" text:anchor-type="char" svg:x="0.852in" svg:y="0.1417in" svg:width="4.7717in" svg:height="3.8299in" draw:z-index="77"><draw:image xlink:href="Pictures/10000001000002AC0000022557CA22425A09AEA3.png" xlink:type="simple" xlink:show="embed" xlink:actuate="onLoad" draw:mime-type="image/png"/></draw:frame></text:p>
      <text:h text:style-name="P136" text:outline-level="2"/>
      <text:h text:style-name="P136" text:outline-level="2"/>
      <text:h text:style-name="P136" text:outline-level="2"/>
      <text:h text:style-name="P136" text:outline-level="2"/>
      <text:h text:style-name="P136" text:outline-level="2"/>
      <text:h text:style-name="P136" text:outline-level="2"/>
      <text:h text:style-name="P136" text:outline-level="2"/>
      <text:h text:style-name="P136" text:outline-level="2"/>
      <text:p text:style-name="P122">Select a document by clicking the document select icon to display the document select dialog:</text:p>
      <text:p text:style-name="P122"><draw:frame draw:style-name="fr2" draw:name="Image81" text:anchor-type="char" svg:x="1.2335in" svg:y="0.2in" svg:width="4.4591in" svg:height="0.4673in" draw:z-index="78"><draw:image xlink:href="Pictures/100000010000026300000040EE593941E1C404DE.png" xlink:type="simple" xlink:show="embed" xlink:actuate="onLoad" draw:mime-type="image/png"/></draw:frame></text:p>
      <text:h text:style-name="P136" text:outline-level="2"><draw:frame draw:style-name="fr5" draw:name="Image82" text:anchor-type="char" svg:width="3.6346in" svg:height="3.8272in" draw:z-index="79"><draw:image xlink:href="Pictures/100000010000026E0000028FF37F1D2F4F88D68E.png" xlink:type="simple" xlink:show="embed" xlink:actuate="onLoad" draw:mime-type="image/png"/></draw:frame><text:soft-page-break/></text:h>
      <text:h text:style-name="P136" text:outline-level="2"/>
      <text:h text:style-name="P136" text:outline-level="2"/>
      <text:h text:style-name="P136" text:outline-level="2"/>
      <text:h text:style-name="P136" text:outline-level="2"/>
      <text:h text:style-name="P136" text:outline-level="2"/>
      <text:h text:style-name="P136" text:outline-level="2"/>
      <text:h text:style-name="P136" text:outline-level="2"/>
      <text:p text:style-name="Text_20_body"/>
      <text:p text:style-name="P122">The Months, Days of Month, Days of Week and Hours entry controls are multi-select drop downs:</text:p>
      <text:p text:style-name="P122"><draw:frame draw:style-name="fr5" draw:name="Image83" text:anchor-type="char" svg:width="3.2374in" svg:height="2.9035in" draw:z-index="80"><draw:image xlink:href="Pictures/100000010000021F000001E77DB69F80407A802C.png" xlink:type="simple" xlink:show="embed" xlink:actuate="onLoad" draw:mime-type="image/png"/></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Days of Month and Days of Week are mutually exclusive. The minimum run frequency is every hour. <text:span text:style-name="T115">In</text:span><text:span text:style-name="T114"> the multi-select controls, no selection is understood to mean all. For example, if no months are selected then it is assumed that the schedule will run for every month.</text:span></text:p>
      <text:p text:style-name="P122"/>
      <text:p text:style-name="P122"><text:soft-page-break/>If runtime parameters are required for the selected document enter these as a comma-delimited list of values in the Parameters field. Dates should be entered in the yyyy-mm-dd format. You can use current date replacement tokens for date parameters - $dt is the current date, $dt-1 would be used for yesterday and $dt+1 would be tomorrow.</text:p>
      <text:p text:style-name="P122"/>
      <text:p text:style-name="P122">Select the desired results attachment type from the Attachment drop down:</text:p>
      <text:p text:style-name="P122"/>
      <text:p text:style-name="P122"><draw:frame draw:style-name="fr5" draw:name="Image84" text:anchor-type="char" svg:width="2.6571in" svg:height="1.1783in" draw:z-index="81"><draw:image xlink:href="Pictures/1000000100000186000000ADD7D4EE32C5AF92C6.png" xlink:type="simple" xlink:show="embed" xlink:actuate="onLoad" draw:mime-type="image/png"/></draw:frame></text:p>
      <text:p text:style-name="P122"/>
      <text:p text:style-name="P122"/>
      <text:p text:style-name="P122"/>
      <text:p text:style-name="P122"/>
      <text:p text:style-name="P122"/>
      <text:p text:style-name="P122"/>
      <text:p text:style-name="P122">Enter a comma-delimited list of emails for the results delivery target emails:</text:p>
      <text:p text:style-name="P127"/>
      <text:p text:style-name="P127"/>
      <text:p text:style-name="P122">To edit or delete a schedule click the desired edit/delete icon:</text:p>
      <text:p text:style-name="P122"/>
      <text:h text:style-name="P136" text:outline-level="2"><draw:frame draw:style-name="fr2" draw:name="Image85" text:anchor-type="char" svg:x="1.9465in" svg:y="0.0217in" svg:width="2.5319in" svg:height="0.6874in" draw:z-index="82"><draw:image xlink:href="Pictures/100000010000015E0000005F8326115BA2C99E57.png" xlink:type="simple" xlink:show="embed" xlink:actuate="onLoad" draw:mime-type="image/png"/></draw:frame></text:h>
      <text:h text:style-name="P136" text:outline-level="2"/>
      <text:h text:style-name="P134" text:outline-level="2"><text:bookmark-start text:name="__RefHeading___Toc3152_1560762830"/>Repository Backup<text:bookmark-end text:name="__RefHeading___Toc3152_1560762830"/></text:h>
      <text:p text:style-name="P115">Click the Repository Backup icon to backup the repository:</text:p>
      <text:p text:style-name="P115"/>
      <text:p text:style-name="P115"><draw:frame draw:style-name="fr2" draw:name="Image86" text:anchor-type="char" svg:x="0.789in" svg:y="0in" svg:width="3.1075in" svg:height="0.4028in" draw:z-index="84"><draw:image xlink:href="Pictures/100000010000016B0000002F51F0486C622D7BBF.png" xlink:type="simple" xlink:show="embed" xlink:actuate="onLoad" draw:mime-type="image/png"/></draw:frame></text:p>
      <text:p text:style-name="P115"/>
      <text:p text:style-name="P115"/>
      <text:p text:style-name="P116">A backup file target folder is specified in the &lt;respository-folder&gt;/config/application.properties file. This defaults to &lt;respository-folder&gt;/backups but can be changed (must restart the </text:p>
      <text:p text:style-name="P116">server). </text:p>
      <text:p text:style-name="P116"/>
      <text:p text:style-name="P116"><text:tab/>backup.folder=c:/dev/qvu/backups</text:p>
      <text:p text:style-name="P116"/>
      <text:p text:style-name="P116">The backup file format is qvu-backup-yyyyMMddhhmmss.zip.</text:p>
      <text:p text:style-name="P115"/>
      <text:h text:style-name="P137" text:outline-level="2"><text:bookmark-start text:name="__RefHeading___Toc222_110125675"/><text:soft-page-break/>Add/<text:span text:style-name="T24">Edit</text:span> a Datasource<text:bookmark-end text:name="__RefHeading___Toc222_110125675"/></text:h>
      <text:p text:style-name="P28">To add a datasource, click the <text:span text:style-name="T9">a</text:span>dd icon on the <text:span text:style-name="T60">Datasources</text:span><text:span text:style-name="T55"> </text:span>control:</text:p>
      <text:p text:style-name="P29"/>
      <text:p text:style-name="P29">The <text:span text:style-name="T56">Create new datasource</text:span> dialog should display:</text:p>
      <text:p text:style-name="P39"><draw:frame draw:style-name="fr2" draw:name="Image4" text:anchor-type="char" svg:x="0.7827in" svg:y="0.3866in" svg:width="5.2146in" svg:height="6.1957in" draw:z-index="2"><draw:image xlink:href="Pictures/1000000100000253000002C35AC5C31BFF5F67AA.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Select the desired database type and fill in the required entries. The table below describes each entry field:</text:p>
      <text:h text:style-name="P149" text:outline-level="3"><text:bookmark-start text:name="__RefHeading___Toc224_110125675"/><text:soft-page-break/>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 <text:span text:style-name="T100">When specifying a Url </text:span><text:span text:style-name="T21">for MySQL be sure to include</text:span><text:span text:style-name="T103"> nullDatabaseMeansCurrent=true, </text:span><text:span text:style-name="T22">for Microsoft SQL Server yo</text:span><text:span text:style-name="T23">u</text:span><text:span text:style-name="T22"> may need to include </text:span><text:span text:style-name="T104">encrypt=true;trustServerCertificate=true</text:span></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0">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Max Pool Size</text:p>
          </table:table-cell>
          <table:table-cell table:style-name="Table1.B2" office:value-type="string">
            <text:p text:style-name="P37"><text:span text:style-name="T14">M</text:span><text:span text:style-name="T13">aximum size that the </text:span><text:span text:style-name="T14">connection </text:span><text:span text:style-name="T13">pool is allowed to reach, including both idle and in-use connections. Basically this value will determine the maximum number of actual connections to the database backend. </text:span> <text:span text:style-name="T20">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9"/>
      <text:p text:style-name="P33">To edit/<text:span text:style-name="T62">delete </text:span>a datasource click the <text:span text:style-name="T62">Edit/Delete </text:span>icon </text:p>
      <text:p text:style-name="P33"/>
      <text:p text:style-name="P33"/>
      <text:p text:style-name="P31"/>
      <text:p text:style-name="P29"/>
      <text:p text:style-name="P29"/>
      <text:p text:style-name="P29"/>
      <text:p text:style-name="P29"/>
      <text:p text:style-name="P29"><text:soft-page-break/></text:p>
      <text:p text:style-name="P34"><draw:frame draw:style-name="fr2" draw:name="Image5" text:anchor-type="char" svg:x="1.8689in" svg:y="0.1016in" svg:width="2.878in" svg:height="1.8484in" draw:z-index="3"><draw:image xlink:href="Pictures/1000000100000158000000DD33D96EF721DDB263.png" xlink:type="simple" xlink:show="embed" xlink:actuate="onLoad" draw:mime-type="image/png"/></draw:frame></text:p>
      <text:p text:style-name="P29"/>
      <text:p text:style-name="P29"/>
      <text:p text:style-name="P29"/>
      <text:p text:style-name="P29"/>
      <text:p text:style-name="P29"/>
      <text:p text:style-name="P29"/>
      <text:h text:style-name="P150" text:outline-level="3"/>
      <text:h text:style-name="P150" text:outline-level="3"/>
      <text:h text:style-name="P150" text:outline-level="3"><text:bookmark-start text:name="__RefHeading___Toc226_110125675"/>Datasource Table Setting<text:span text:style-name="T26">s</text:span><text:bookmark-end text:name="__RefHeading___Toc226_110125675"/></text:h>
      <text:p text:style-name="P32">A user can cust<text:span text:style-name="T25">o</text:span>mize how datasource tables and columns are displayed <text:span text:style-name="T25">in the UI </text:span>and control <text:span text:style-name="T25">user </text:span>access to tables and columns <text:span text:style-name="T25">by role assignment. To modify these setting cl</text:span><text:span text:style-name="T113">i</text:span><text:span text:style-name="T25">ck the </text:span><text:span text:style-name="T57">Table Settings</text:span><text:span text:style-name="T25"> button to display the </text:span><text:span text:style-name="T57">Table Settings</text:span><text:span text:style-name="T25"> dialog::</text:span></text:p>
      <text:p text:style-name="P32"/>
      <text:p text:style-name="P32"><draw:frame draw:style-name="fr2" draw:name="Image6" text:anchor-type="char" svg:x="1.8457in" svg:y="0.1598in" svg:width="2.5008in" svg:height="1.448in" draw:z-index="4"><draw:image xlink:href="Pictures/1000000100000130000000B0B79985B14ADEB9D1.png" xlink:type="simple" xlink:show="embed" xlink:actuate="onLoad" draw:mime-type="image/png"/></draw:frame></text:p>
      <text:p text:style-name="P29"/>
      <text:p text:style-name="P29"/>
      <text:p text:style-name="P29"/>
      <text:p text:style-name="P28"/>
      <text:p text:style-name="P28"/>
      <text:p text:style-name="P28"/>
      <text:p text:style-name="P28"/>
      <text:p text:style-name="P28"/>
      <text:p text:style-name="P28"/>
      <text:p text:style-name="P28"/>
      <text:p text:style-name="P28">The <text:span text:style-name="T58">Table Setting</text:span><text:span text:style-name="T59">s</text:span><text:span text:style-name="T27"> dialog will display a list of tables associated with the datasource. For each table the following fields can be set to handle the way the table is presented to the user in the UI:</text:span></text:p>
      <text:p text:style-name="P28"><draw:frame draw:style-name="fr2" draw:name="Image7" text:anchor-type="char" svg:x="1.1917in" svg:y="0.1484in" svg:width="4.5217in" svg:height="5.0937in" draw:z-index="5"><draw:image xlink:href="Pictures/10000001000001F20000023161A4E728C520B728.png" xlink:type="simple" xlink:show="embed" xlink:actuate="onLoad" draw:mime-type="image/png"/></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51" text:outline-level="3"><text:bookmark-start text:name="__RefHeading___Toc228_110125675"/>Table Column Settings<text:bookmark-end text:name="__RefHeading___Toc228_110125675"/></text:h>
      <text:p text:style-name="P35">Click the <text:span text:style-name="T55">Column Settings</text:span> button on any table in the Table Settings dialog to configure how the associated columns are displayed in the UI for the table. When clicked the <text:span text:style-name="T55">Column Settings</text:span> dialog will display:</text:p>
      <text:p text:style-name="P35"/>
      <text:p text:style-name="P30"/>
      <text:p text:style-name="P30"/>
      <text:p text:style-name="P30"><text:soft-page-break/></text:p>
      <text:p text:style-name="P30"><draw:frame draw:style-name="fr2" draw:name="Image8" text:anchor-type="char" svg:x="1.228in" svg:y="0.0236in" svg:width="3.9661in" svg:height="4.4346in" draw:z-index="6"><draw:image xlink:href="Pictures/10000001000001F30000022EEA3CA3BB678C4D71.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6">The Column Settings dialog will display a list of columns associated with the table. <text:span text:style-name="T27">For each </text:span>column<text:span text:style-name="T27"> the following fields can be set to handle the way the </text:span>column<text:span text:style-name="T27"> is presented to the user in the UI:</text:span></text:p>
      <text:p text:style-name="P36"/>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28">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28">column</text:span> and only users that are members of the selected roles will be able to see the <text:span text:style-name="T28">column</text:span> in the UI. No selection means the <text:span text:style-name="T28">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28">column</text:span> will not be displayed in the UI for any user.</text:p>
          </table:table-cell>
        </table:table-row>
      </table:table>
      <text:p text:style-name="P30"/>
      <text:h text:style-name="P152" text:outline-level="3"><text:bookmark-start text:name="__RefHeading___Toc2991_3709379750"/>Table Foreign Key Settings<text:bookmark-end text:name="__RefHeading___Toc2991_3709379750"/></text:h>
      <text:p text:style-name="P112">The table foreign key settings allow an administrator to customize how foreign key tables are displayed in the data select tree. The foreign key settings also provides a means to set the <text:soft-page-break/>field name for the child data field of foreign key data when retrieving data as an object graph. T<text:span text:style-name="T109">o</text:span> add foreign key settings click the Foreign Key Settings button for the desired table in the Table Settings dialog to display the Foreign key settings dialog:</text:p>
      <text:p text:style-name="P112"/>
      <text:p text:style-name="P112"><draw:frame draw:style-name="fr2" draw:name="Image64" text:anchor-type="char" svg:x="1.3528in" svg:y="0in" svg:width="3.2362in" svg:height="1.2827in" draw:z-index="59"><draw:image xlink:href="Pictures/1000000100000221000000D83AC8197F87EB3448.png" xlink:type="simple" xlink:show="embed" xlink:actuate="onLoad" draw:mime-type="image/png"/></draw:frame></text:p>
      <text:p text:style-name="P112"/>
      <text:h text:style-name="P153" text:outline-level="3"/>
      <text:h text:style-name="P153" text:outline-level="3"/>
      <text:h text:style-name="P153" text:outline-level="3"/>
      <text:h text:style-name="P153" text:outline-level="3"><draw:frame draw:style-name="fr2" draw:name="Image66" text:anchor-type="char" svg:x="1.4437in" svg:y="-0.0335in" svg:width="3.639in" svg:height="3.6756in" draw:z-index="60"><draw:image xlink:href="Pictures/10000001000002B0000002B77CCD46A4D75C66DD.png" xlink:type="simple" xlink:show="embed" xlink:actuate="onLoad" draw:mime-type="image/png"/></draw:frame></text:h>
      <text:h text:style-name="P153" text:outline-level="3"/>
      <text:h text:style-name="P153" text:outline-level="3"/>
      <text:h text:style-name="P153" text:outline-level="3"/>
      <text:h text:style-name="P153" text:outline-level="3"/>
      <text:h text:style-name="P153" text:outline-level="3"/>
      <text:h text:style-name="P153" text:outline-level="3"/>
      <text:h text:style-name="P153" text:outline-level="3"/>
      <text:h text:style-name="P153" text:outline-level="3"/>
      <text:h text:style-name="P153" text:outline-level="3"/>
      <text:p text:style-name="P112">Enter the desired Display Name and/or Field Name for the selected table foreign key relationship. By default the foreign key is displayed as:</text:p>
      <text:p text:style-name="P112"/>
      <text:p text:style-name="P112"><text:tab/><text:span text:style-name="T68">&lt;foreign-table-name&gt;: fromColumn1→toColumn1, fromColumn2→toColumn2…</text:span></text:p>
      <text:p text:style-name="P112"/>
      <text:p text:style-name="P112">You can enter a $t in the Display Name to include the foreign table in the Display Name. You can add $c to include the foreign key column mappings in the Display Name.</text:p>
      <text:h text:style-name="P153" text:outline-level="3"><text:bookmark-start text:name="__RefHeading___Toc1054_756241164"/><text:soft-page-break/>Custom Foreign Keys<text:bookmark-end text:name="__RefHeading___Toc1054_756241164"/></text:h>
      <text:p text:style-name="P56">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6"/>
      <text:p text:style-name="P56"><draw:frame draw:style-name="fr2" draw:name="Image20" text:anchor-type="char" svg:x="1.0563in" svg:y="0.0398in" svg:width="3.7071in" svg:height="1.0083in" draw:z-index="17"><draw:image xlink:href="Pictures/10000001000001F400000088D0C25FA7E2050472.png" xlink:type="simple" xlink:show="embed" xlink:actuate="onLoad" draw:mime-type="image/png"/></draw:frame></text:p>
      <text:p text:style-name="P56"/>
      <text:p text:style-name="P56"/>
      <text:p text:style-name="P56"/>
      <text:p text:style-name="P56"/>
      <text:p text:style-name="P56"/>
      <text:p text:style-name="P56"/>
      <text:p text:style-name="P56"/>
      <text:p text:style-name="P56"><draw:frame draw:style-name="fr2" draw:name="Image21" text:anchor-type="char" svg:x="1.2236in" svg:y="-0.0217in" svg:width="3.7063in" svg:height="3.7728in" draw:z-index="18"><draw:image xlink:href="Pictures/100000010000022800000232D529FFA1759DBD21.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8">Enter a unique name for the foreign key, select the source and target tables from the associated drop downs:</text:p>
      <text:p text:style-name="P58"/>
      <text:p text:style-name="P58"/>
      <text:p text:style-name="P58"/>
      <text:p text:style-name="P58"><text:soft-page-break/></text:p>
      <text:p text:style-name="P58"/>
      <text:p text:style-name="P58"><draw:frame draw:style-name="fr2" draw:name="Image22" text:anchor-type="char" svg:x="1.0173in" svg:y="0.1445in" svg:width="4.5181in" svg:height="4.6008in" draw:z-index="19"><draw:image xlink:href="Pictures/10000001000002220000022C4808BAD5B54F3B92.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pan text:style-name="T61">Now c</text:span>hoose source and target foreign key columns. When choosing the foreign key columns you will be presented with a multi-select control. Selection order is import. <text:span text:style-name="T61">The columns will added as a comma-delimited list in the order selected, </text:span><text:s/><text:span text:style-name="T61">m</text:span>ake sure you choose the associated columns in the correct order to map the table relationship correctly.</text:p>
      <text:p text:style-name="P58"/>
      <text:h text:style-name="P154" text:outline-level="3"/>
      <text:p text:style-name="P57"/>
      <text:p text:style-name="P58"/>
      <text:p text:style-name="P58"/>
      <text:p text:style-name="P58"/>
      <text:p text:style-name="P58"><draw:frame draw:style-name="fr2" draw:name="Image23" text:anchor-type="char" svg:x="1.2516in" svg:y="0.1366in" svg:width="3.8701in" svg:height="4.3091in" draw:z-index="61"><draw:image xlink:href="Pictures/1000000100000272000002B996EB33C21BD58D6F.png" xlink:type="simple" xlink:show="embed" xlink:actuate="onLoad" draw:mime-type="image/png"/></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14"/>
      <text:p text:style-name="P114"/>
      <text:p text:style-name="P114">For exported foreign tables a user can enter a raw comparison value in the text entry field if desired as shown below:</text:p>
      <text:p text:style-name="P114"/>
      <text:p text:style-name="P114"><text: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draw:frame draw:style-name="fr2" draw:name="Image67" text:anchor-type="char" svg:x="1.602in" svg:y="0.1807in" svg:width="3.5693in" svg:height="3.6138in" draw:z-index="62"><draw:image xlink:href="Pictures/100000010000026F000002B904A3EFEA6B27B321.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14">This will produce a join clause similar to this:</text:p>
      <text:p text:style-name="P114"/>
      <text:p text:style-name="P93"><text:span text:style-name="T105">FROM </text:span><text:span text:style-name="T106">`customer`</text:span> `t0`</text:p>
      <text:p text:style-name="P94"><text:tab/>left outer join <text:span text:style-name="T106">`payment`</text:span> `t1` ON</text:p>
      <text:p text:style-name="P94"><text:tab/><text:tab/>(`t1`.`customer_id` = `t0`.`customer_id` and `t1`.`staff_id` = 2)</text:p>
      <text:p text:style-name="P94">WHERE</text:p>
      <text:p text:style-name="P95"/>
      <text:p text:style-name="P58"/>
      <text:p text:style-name="P58">Check the <text:span text:style-name="T34">Imported Key</text:span> checkbox if this relationship is to a parent table – <text:span text:style-name="T61">l</text:span>eave blank if it is to a child table.</text:p>
      <text:h text:style-name="P154" text:outline-level="3"><text:bookmark-start text:name="__RefHeading___Toc1056_756241164"/>Testing the Database Connection<text:bookmark-end text:name="__RefHeading___Toc1056_756241164"/></text:h>
      <text:p text:style-name="P57">Once the datasource entries are complete you can test the database connection by clicking the <text:span text:style-name="T34">Test Connection</text:span> button. If the connection succeeds you will receive a success message:</text:p>
      <text:p text:style-name="P57"><draw:frame draw:style-name="fr2" draw:name="Image24" text:anchor-type="char" svg:x="1.661in" svg:y="0.1083in" svg:width="3.1362in" svg:height="0.8543in" draw:z-index="20"><draw:image xlink:href="Pictures/100000010000012D00000052D395FFA8A2417F91.png" xlink:type="simple" xlink:show="embed" xlink:actuate="onLoad" draw:mime-type="image/png"/></draw:frame></text:p>
      <text:h text:style-name="P138" text:outline-level="2"><text:bookmark-start text:name="__RefHeading___Toc758_2450172420"/><text:soft-page-break/>Add/Edit a Role<text:bookmark-end text:name="__RefHeading___Toc758_2450172420"/></text:h>
      <text:p text:style-name="P41">To add a new role click the Add icon to display the <text:span text:style-name="T55">Create new Role </text:span>dialog::</text:p>
      <text:p text:style-name="P41"><draw:frame draw:style-name="fr2" draw:name="Image9" text:anchor-type="char" svg:x="1.4846in" svg:y="0.1398in" svg:width="3.0283in" svg:height="2.1799in" draw:z-index="7"><draw:image xlink:href="Pictures/1000000100000153000000F4D1743856551A7E15.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2" draw:name="Image10" text:anchor-type="char" svg:x="0.7437in" svg:y="0.0409in" svg:width="4.3528in" svg:height="2.2283in" draw:z-index="8"><draw:image xlink:href="Pictures/10000001000001F0000000FEBD31960513B58589.png" xlink:type="simple" xlink:show="embed" xlink:actuate="onLoad" draw:mime-type="image/png"/></draw:frame></text:p>
      <text:p text:style-name="P41"/>
      <text:p text:style-name="P41"/>
      <text:p text:style-name="P41"/>
      <text:p text:style-name="P41"/>
      <text:p text:style-name="P41"/>
      <text:p text:style-name="P42">T</text:p>
      <text:p text:style-name="P42"/>
      <text:p text:style-name="P42"/>
      <text:p text:style-name="P42"/>
      <text:p text:style-name="P42"/>
      <text:p text:style-name="P42"/>
      <text:p text:style-name="P42"/>
      <text:p text:style-name="P42"><text:span text:style-name="T85">T</text:span>o edit/delete a role click the Edit/Delete icon:</text:p>
      <text:p text:style-name="P41"/>
      <text:p text:style-name="P41"><draw:frame draw:style-name="fr2" draw:name="Image11" text:anchor-type="char" svg:x="1.452in" svg:y="0.1173in" svg:width="3.228in" svg:height="0.9429in" draw:z-index="9"><draw:image xlink:href="Pictures/100000010000014C00000061F87459B16F70838E.png" xlink:type="simple" xlink:show="embed" xlink:actuate="onLoad" draw:mime-type="image/png"/></draw:frame></text:p>
      <text:p text:style-name="P41"/>
      <text:p text:style-name="P41"/>
      <text:p text:style-name="P43"/>
      <text:p text:style-name="P43"/>
      <text:p text:style-name="P43"/>
      <text:p text:style-name="P43"/>
      <text:p text:style-name="P43">There are 2 canned system roles that cannot be edited or deleted –<text:span text:style-name="T29"> </text:span><text:span text:style-name="T70">administrator</text:span> and <text:span text:style-name="T70">query designer</text:span><text:span text:style-name="T29">. </text:span><text:span text:style-name="T34">On these roles the edit/delete icons are disabled.</text:span></text:p>
      <text:p text:style-name="P48"/>
      <text:p text:style-name="P48"><text:soft-page-break/></text:p>
      <text:p text:style-name="P48"><draw:frame draw:style-name="fr2" draw:name="Image12" text:anchor-type="char" svg:x="1.6602in" svg:y="0.1717in" svg:width="3.2028in" svg:height="2.1764in" draw:z-index="10"><draw:image xlink:href="Pictures/100000010000014E000000E38267EC050BBCDA3C.png" xlink:type="simple" xlink:show="embed" xlink:actuate="onLoad" draw:mime-type="image/png"/></draw:frame></text:p>
      <text:p text:style-name="P48"/>
      <text:p text:style-name="P48"/>
      <text:p text:style-name="P48"/>
      <text:p text:style-name="P48"/>
      <text:p text:style-name="P48"/>
      <text:p text:style-name="P48"/>
      <text:p text:style-name="P48"/>
      <text:p text:style-name="P48"/>
      <text:h text:style-name="Heading_20_2" text:outline-level="2"/>
      <text:h text:style-name="Heading_20_2" text:outline-level="2"/>
      <text:h text:style-name="Heading_20_2" text:outline-level="2"><text:bookmark-start text:name="__RefHeading___Toc760_2450172420"/>Add/Edit a User<text:bookmark-end text:name="__RefHeading___Toc760_2450172420"/></text:h>
      <text:p text:style-name="P44">Qvu Users are handled a bit differently than other <text:span text:style-name="T48">security-related entities</text:span>. <text:span text:style-name="T48">If Qvu is configured to use the local Qvu repository for authentication then a user can be added, edited and deleted. </text:span></text:p>
      <text:p text:style-name="P44"/>
      <text:p text:style-name="P45">If authentication is configured to use OIDC, when an authenticated user does not exist in the <text:span text:style-name="T48">local </text:span>Qvu repository that user will be added <text:span text:style-name="T50">for user information purposes – authentication will is handled by the OIDC identity provider</text:span><text:span text:style-name="T49">. </text:span><text:span text:style-name="T50">A role mapping can be setup to map incoming role claims to the administration role if desired – see the </text:span><text:span text:style-name="T43">System Settings</text:span><text:span text:style-name="T50"> section for more information on this topic.</text:span><text:span text:style-name="T49"> </text:span></text:p>
      <text:p text:style-name="P45"/>
      <text:p text:style-name="P52">If the custom authentication plugin is enabled then the custom authentication service is re<text:span text:style-name="T51">s</text:span>po<text:span text:style-name="T51">n</text:span>sible for providing user information <text:span text:style-name="T51">and expected roles (administrator and query designer)</text:span>. The user will be read only in the Qvu application.</text:p>
      <text:p text:style-name="P52"/>
      <text:p text:style-name="P51">There is a canned system user – Admin – which cannot be edited or deleted. </text:p>
      <text:p text:style-name="P44"/>
      <text:p text:style-name="P44"><text:span text:style-name="T49">To add a new user when Qvu is </text:span><text:span text:style-name="T48">configured </text:span><text:span text:style-name="T49">to use local repository authentication click the Add icon to display the Create new User dialog:</text:span></text:p>
      <text:p text:style-name="P44"/>
      <text:p text:style-name="P44"/>
      <text:p text:style-name="P49"/>
      <text:p text:style-name="P48"/>
      <text:p text:style-name="P48"/>
      <text:p text:style-name="P48"><draw:frame draw:style-name="fr2" draw:name="Image13" text:anchor-type="char" svg:x="1.6598in" svg:y="0.1555in" svg:width="2.9118in" svg:height="2.1291in" draw:z-index="11"><draw:image xlink:href="Pictures/100000010000014F000000F59D140502C7F83B99.png" xlink:type="simple" xlink:show="embed" xlink:actuate="onLoad" draw:mime-type="image/png"/></draw:frame><text:soft-page-break/></text:p>
      <text:p text:style-name="P48"/>
      <text:p text:style-name="P48"/>
      <text:p text:style-name="P48"/>
      <text:p text:style-name="P48"/>
      <text:h text:style-name="P131" text:outline-level="1"/>
      <text:h text:style-name="P131" text:outline-level="1"/>
      <text:p text:style-name="P40"/>
      <text:p text:style-name="P40"/>
      <text:p text:style-name="P40"/>
      <text:p text:style-name="P40"><draw:frame draw:style-name="fr2" draw:name="Image14" text:anchor-type="char" svg:x="1.3701in" svg:y="0.0555in" svg:width="3.522in" svg:height="2.7217in" draw:z-index="12"><draw:image xlink:href="Pictures/10000001000001F100000180EF0B17A1ADA73F07.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6"/>
      <text:p text:style-name="P46"/>
      <text:p text:style-name="P46"/>
      <text:p text:style-name="P46"/>
      <text:p text:style-name="P46">Complete the required and entries and save the user. To assign roles to the user, click the Roles drop down and select the desired roles:</text:p>
      <text:p text:style-name="P46"/>
      <text:p text:style-name="Text_20_body"/>
      <text:p text:style-name="P46"><draw:frame draw:style-name="fr2" draw:name="Image16" text:anchor-type="char" svg:x="1.7665in" svg:y="-0.0236in" svg:width="3.0252in" svg:height="1.1764in" draw:z-index="14"><draw:image xlink:href="Pictures/100000010000015100000083C3613F73E113B2CB.png" xlink:type="simple" xlink:show="embed" xlink:actuate="onLoad" draw:mime-type="image/png"/></draw:frame></text:p>
      <text:p text:style-name="P46"/>
      <text:p text:style-name="P46"/>
      <text:p text:style-name="P46"/>
      <text:p text:style-name="P46"/>
      <text:p text:style-name="P46"/>
      <text:p text:style-name="P46"/>
      <text:p text:style-name="P46"/>
      <text:p text:style-name="P46"><text:soft-page-break/></text:p>
      <text:p text:style-name="P46"/>
      <text:p text:style-name="P46"><draw:frame draw:style-name="fr2" draw:name="Image15" text:anchor-type="char" svg:x="1.711in" svg:y="-0.0244in" svg:width="3.1272in" svg:height="2.6744in" draw:z-index="13"><draw:image xlink:href="Pictures/10000001000001F2000001AAD5A550CA9EC1303A.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User passwords are stored locally as a md5 hash of the entered passwords. See the <text:a xlink:type="simple" xlink:href="#23.Qvu Repository|outline" text:style-name="Internet_20_link" text:visited-style-name="Visited_20_Internet_20_Link"><text:span text:style-name="T70">Qvu Repository</text:span></text:a><text:span text:style-name="T68"> </text:span>section for more information.</text:p>
      <text:p text:style-name="P46"/>
      <text:p text:style-name="P53">To edit/delete a user when enabled click the Edit/Delete icon:</text:p>
      <text:h text:style-name="P139" text:outline-level="2"><text:bookmark-start text:name="__RefHeading___Toc993_2711668312"/>Add/Edit a Document Group<text:bookmark-end text:name="__RefHeading___Toc993_2711668312"/></text:h>
      <text:p text:style-name="P47">When query documents are saved they must be assigned a document group. A canned, default document group <text:span text:style-name="T74">user</text:span> is always available and cannot be edited or deleted. <text:span text:style-name="T101">Documents in the user document group can only be seen by the current user. </text:span>Additional document groups can be created as desired.</text:p>
      <text:p text:style-name="P47">To add and new Document Group click the Add icon to display the <text:span text:style-name="T34">Create new Group </text:span>dialog:</text:p>
      <text:p text:style-name="P54"/>
      <text:p text:style-name="P47"><draw:frame draw:style-name="fr2" draw:name="Image17" text:anchor-type="char" svg:x="1.7256in" svg:y="0.0736in" svg:width="2.6043in" svg:height="1.4602in" draw:z-index="58"><draw:image xlink:href="Pictures/10000001000001B3000000F428E30FA5C1BE6719.png" xlink:type="simple" xlink:show="embed" xlink:actuate="onLoad" draw:mime-type="image/png"/></draw:frame></text:p>
      <text:p text:style-name="P46"/>
      <text:p text:style-name="P46"/>
      <text:p text:style-name="P46"/>
      <text:h text:style-name="P131" text:outline-level="1"/>
      <text:p text:style-name="P40"/>
      <text:p text:style-name="P40"/>
      <text:p text:style-name="P40"/>
      <text:p text:style-name="P40"/>
      <text:p text:style-name="P40"/>
      <text:p text:style-name="P47"><draw:frame draw:style-name="fr2" draw:name="Image18" text:anchor-type="char" svg:x="1.5091in" svg:y="0.1882in" svg:width="3.5374in" svg:height="2.0075in" draw:z-index="15"><draw:image xlink:href="Pictures/10000001000001EF00000119DEE2E7E10CDC71FC.png" xlink:type="simple" xlink:show="embed" xlink:actuate="onLoad" draw:mime-type="image/png"/></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7"/>
      <text:p text:style-name="P47">To edit/delete a document group click the Edit/Delete icon:</text:p>
      <text:p text:style-name="P47"/>
      <text:p text:style-name="P47"><draw:frame draw:style-name="fr2" draw:name="Image19" text:anchor-type="char" svg:x="1.7807in" svg:y="0.0161in" svg:width="2.9075in" svg:height="0.9898in" draw:z-index="16"><draw:image xlink:href="Pictures/100000010000015500000074CAEDE90D258C1487.png" xlink:type="simple" xlink:show="embed" xlink:actuate="onLoad" draw:mime-type="image/png"/></draw:frame></text:p>
      <text:p text:style-name="P47"/>
      <text:p text:style-name="P47"/>
      <text:p text:style-name="P47"/>
      <text:p text:style-name="P55"/>
      <text:p text:style-name="P55"/>
      <text:p text:style-name="P55">If a document group is deleted <text:span text:style-name="T108">the document group folder is backed up to the configured backup folder then the group folder and any documents are deleted</text:span>. A query document can be assigned a new document group. See <text:a xlink:type="simple" xlink:href="#14.3.Saving a Query Document|outline" text:style-name="Internet_20_link" text:visited-style-name="Visited_20_Internet_20_Link"><text:span text:style-name="T76">Saving a Query Document</text:span></text:a> for more information on this topic.</text:p>
      <text:h text:style-name="P131" text:outline-level="1"><text:bookmark-start text:name="__RefHeading___Toc230_110125675"/>Query Design<text:bookmark-end text:name="__RefHeading___Toc230_110125675"/></text:h>
      <text:p text:style-name="P62">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20"/>
      <text:h text:style-name="P140" text:outline-level="2"><text:bookmark-start text:name="__RefHeading___Toc1264_2428864518"/>Column Select Pane<text:bookmark-end text:name="__RefHeading___Toc1264_2428864518"/></text:h>
      <text:p text:style-name="P59">From the Qvu <text:span text:style-name="T34">Query </text:span><text:span text:style-name="T44">Design</text:span><text:span text:style-name="T29"> </text:span>tab select the desired datasource to display the table hierarchy tree:</text:p>
      <text:p text:style-name="P59"><draw:frame draw:style-name="fr2" draw:name="Image25" text:anchor-type="char" svg:x="1.1362in" svg:y="0.0972in" svg:width="3.6354in" svg:height="2.4772in" draw:z-index="21"><draw:image xlink:href="Pictures/100000010000021F00000172F5B3927744EB7B03.png" xlink:type="simple" xlink:show="embed" xlink:actuate="onLoad" draw:mime-type="image/png"/></draw:frame><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frame draw:style-name="fr2" draw:name="Image26" text:anchor-type="char" svg:x="0.8173in" svg:y="0.1846in" svg:width="4.8126in" svg:height="4.948in" draw:z-index="22"><draw:image xlink:href="Pictures/100000010000030E0000032405352B2321EDB2AC.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pan text:style-name="T63">Tables and columns displayed in the tree are based on the role settings discussed in the </text:span><text:a xlink:type="simple" xlink:href="#3.2.4.Datasource Table Settings|outline" text:style-name="Internet_20_link" text:visited-style-name="Visited_20_Internet_20_Link"><text:span text:style-name="T73">Administration</text:span></text:a><text:span text:style-name="T63"> section above. </text:span>The user can now select the desired columns. Column selection order determines the initial order of the result set columns. This can be changed in the <text:span text:style-name="T34">Data</text:span> tab on <text:soft-page-break/>the right split pane. As columns are selected the <text:span text:style-name="T34">Data</text:span><text:span text:style-name="T29"> </text:span>tab will populate with column configuration panes.</text:p>
      <text:p text:style-name="P59"/>
      <text:p text:style-name="P59"><draw:frame draw:style-name="fr4" draw:name="Image27" text:anchor-type="char" svg:width="6.3299in" svg:height="4.1547in" draw:z-index="23"><draw:image xlink:href="Pictures/100000000000058C000003A45C9D85617B10EB1F.png" xlink:type="simple" xlink:show="embed" xlink:actuate="onLoad" draw:mime-type="image/png"/></draw:frame></text:p>
      <text:h text:style-name="P155" text:outline-level="3"><text:bookmark-start text:name="__RefHeading___Toc1266_2428864518"/>Table Tree Icon Descriptions<text:bookmark-end text:name="__RefHeading___Toc1266_2428864518"/></text:h>
      <text:p text:style-name="P60">Below is described the various icons you see in the table tree:</text:p>
      <text:h text:style-name="Heading_20_4" text:outline-level="4"><text:bookmark-start text:name="__RefHeading___Toc1268_2428864518"/><text:tab/><text:span text:style-name="T64">Root </text:span><text:span text:style-name="T63">Table</text:span><text:bookmark-end text:name="__RefHeading___Toc1268_2428864518"/></text:h>
      <text:list text:style-name="L5">
        <text:list-header>
          <text:p text:style-name="P180"><draw:frame draw:style-name="fr2" draw:name="Image28" text:anchor-type="char" svg:x="0.5252in" svg:y="-0.0417in" svg:width="0.5in" svg:height="0.5in" draw:z-index="24"><draw:image xlink:href="Pictures/1000000100000030000000308F44AB4E3AB48630.png" xlink:type="simple" xlink:show="embed" xlink:actuate="onLoad" draw:mime-type="image/png"/></draw:frame></text:p>
        </text:list-header>
      </text:list>
      <text:p text:style-name="P60"/>
      <text:h text:style-name="Heading_20_4" text:outline-level="4"><text:bookmark-start text:name="__RefHeading___Toc1270_2428864518"/><text:tab/><text:span text:style-name="T107">Root View</text:span><text:bookmark-end text:name="__RefHeading___Toc1270_2428864518"/></text:h>
      <text:p text:style-name="Text_20_body"><draw:frame draw:style-name="fr2" draw:name="Image70" text:anchor-type="char" svg:x="0.5209in" svg:y="-0.0417in" svg:width="0.5in" svg:height="0.5in" draw:z-index="65"><draw:image xlink:href="Pictures/100000010000003000000030818A4F96802427C6.png" xlink:type="simple" xlink:show="embed" xlink:actuate="onLoad" draw:mime-type="image/png"/></draw:frame></text:p>
      <text:h text:style-name="P161" text:outline-level="4"/>
      <text:h text:style-name="P162" text:outline-level="4"><text:bookmark-start text:name="__RefHeading___Toc3179_913007175"/><text:tab/>Imported Foreign Key Table (parent)<text:bookmark-end text:name="__RefHeading___Toc3179_913007175"/></text:h>
      <text:p text:style-name="Text_20_body"><draw:frame draw:style-name="fr2" draw:name="Image29" text:anchor-type="char" svg:x="0.5043in" svg:y="0in" svg:width="0.5in" svg:height="0.5in" draw:z-index="25"><draw:image xlink:href="Pictures/1000000100000030000000301AFB6363104B14DD.png" xlink:type="simple" xlink:show="embed" xlink:actuate="onLoad" draw:mime-type="image/png"/></draw:frame></text:p>
      <text:p text:style-name="P60"/>
      <text:h text:style-name="P163" text:outline-level="4"><text:bookmark-start text:name="__RefHeading___Toc1272_2428864518"/><text:soft-page-break/><text:tab/>Exported Foreign Key Table (child)<text:bookmark-end text:name="__RefHeading___Toc1272_2428864518"/></text:h>
      <text:p text:style-name="P63"><draw:frame draw:style-name="fr2" draw:name="Image30" text:anchor-type="char" svg:x="0.5457in" svg:y="-0.0311in" svg:width="0.5in" svg:height="0.5in" draw:z-index="26"><draw:image xlink:href="Pictures/100000010000003000000030A580F53090DD69A9.png" xlink:type="simple" xlink:show="embed" xlink:actuate="onLoad" draw:mime-type="image/png"/></draw:frame></text:p>
      <text:h text:style-name="P164" text:outline-level="4"/>
      <text:h text:style-name="P165" text:outline-level="4"><text:bookmark-start text:name="__RefHeading___Toc2157_3536204602"/><text:tab/>Root Table with Column Selections<text:bookmark-end text:name="__RefHeading___Toc2157_3536204602"/></text:h>
      <text:h text:style-name="P164" text:outline-level="4"><draw:frame draw:style-name="fr2" draw:name="Image31" text:anchor-type="char" svg:x="0.4728in" svg:y="0.0311in" svg:width="0.5in" svg:height="0.5in" draw:z-index="27"><draw:image xlink:href="Pictures/100000010000003000000030DBFA452E9F7E95B3.png" xlink:type="simple" xlink:show="embed" xlink:actuate="onLoad" draw:mime-type="image/png"/></draw:frame></text:h>
      <text:p text:style-name="Text_20_body"/>
      <text:h text:style-name="Heading_20_4" text:outline-level="4"><text:bookmark-start text:name="__RefHeading___Toc1301_2428864518"/><text:tab/><text:span text:style-name="T107">Root View with Column Selections</text:span><text:bookmark-end text:name="__RefHeading___Toc1301_2428864518"/></text:h>
      <text:p text:style-name="Text_20_body"><draw:frame draw:style-name="fr2" draw:name="Image71" text:anchor-type="char" svg:x="0.5126in" svg:y="-0.0335in" svg:width="0.5in" svg:height="0.5in" draw:z-index="66"><draw:image xlink:href="Pictures/100000010000003000000030794FEC569082CA02.png" xlink:type="simple" xlink:show="embed" xlink:actuate="onLoad" draw:mime-type="image/png"/></draw:frame></text:p>
      <text:h text:style-name="P162" text:outline-level="4" text:is-list-header="true"/>
      <text:h text:style-name="P162" text:outline-level="4"><text:bookmark-start text:name="__RefHeading___Toc3181_913007175"/><text:tab/>Imported Table with Column Selections<text:bookmark-end text:name="__RefHeading___Toc3181_913007175"/></text:h>
      <text:p text:style-name="P63"><text:tab/><draw:frame draw:style-name="fr2" draw:name="Image32" text:anchor-type="char" svg:x="0.4626in" svg:y="0.0618in" svg:width="0.5in" svg:height="0.5in" draw:z-index="28"><draw:image xlink:href="Pictures/100000010000003000000030FF0E5F3FDAD81712.png" xlink:type="simple" xlink:show="embed" xlink:actuate="onLoad" draw:mime-type="image/png"/></draw:frame></text:p>
      <text:p text:style-name="P63"/>
      <text:p text:style-name="P63"><text:tab/></text:p>
      <text:h text:style-name="Heading_20_4" text:outline-level="4"><text:bookmark-start text:name="__RefHeading___Toc1280_2428864518"/><text:tab/><text:span text:style-name="T64">Exported Table with Column Selections</text:span><text:bookmark-end text:name="__RefHeading___Toc1280_2428864518"/></text:h>
      <text:p text:style-name="P63"><text:tab/><draw:frame draw:style-name="fr2" draw:name="Image33" text:anchor-type="char" svg:x="0.4937in" svg:y="0.0409in" svg:width="0.5in" svg:height="0.5in" draw:z-index="29"><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64">Imported Table with Inner Join (joins default to outer)</text:span><text:bookmark-end text:name="__RefHeading___Toc1282_2428864518"/></text:h>
      <text:p text:style-name="Text_20_body"><text:tab/><draw:frame draw:style-name="fr2" draw:name="Image34" text:anchor-type="char" svg:x="0.5146in" svg:y="-0.0209in" svg:width="0.5in" svg:height="0.5in" draw:z-index="30"><draw:image xlink:href="Pictures/10000001000000300000003031CC0F8CB11527B1.png" xlink:type="simple" xlink:show="embed" xlink:actuate="onLoad" draw:mime-type="image/png"/></draw:frame></text:p>
      <text:p text:style-name="P63"/>
      <text:h text:style-name="Heading_20_4" text:outline-level="4"><text:bookmark-start text:name="__RefHeading___Toc1284_2428864518"/><text:tab/><text:span text:style-name="T65">Imported Table with Inner Join and Column Selections</text:span><text:bookmark-end text:name="__RefHeading___Toc1284_2428864518"/></text:h>
      <text:p text:style-name="Text_20_body"><draw:frame draw:style-name="fr2" draw:name="Image35" text:anchor-type="char" svg:x="0.4937in" svg:y="-0.0311in" svg:width="0.5008in" svg:height="0.5008in" draw:z-index="31"><draw:image xlink:href="Pictures/1000000100000030000000303420F06F70D96F6C.png" xlink:type="simple" xlink:show="embed" xlink:actuate="onLoad" draw:mime-type="image/png"/></draw:frame></text:p>
      <text:p text:style-name="P63"/>
      <text:h text:style-name="Heading_20_4" text:outline-level="4"><text:bookmark-start text:name="__RefHeading___Toc1286_2428864518"/><text:tab/><text:span text:style-name="T65">Exported Table with Inner Join (join defaults to outer)</text:span><text:bookmark-end text:name="__RefHeading___Toc1286_2428864518"/></text:h>
      <text:p text:style-name="Text_20_body"><text:tab/><draw:frame draw:style-name="fr2" draw:name="Image36" text:anchor-type="char" svg:x="0.5354in" svg:y="0.0154in" svg:width="0.5008in" svg:height="0.5008in" draw:z-index="32"><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65">Exported Table with Inner Join and Column Selections</text:span><text:bookmark-end text:name="__RefHeading___Toc1288_2428864518"/></text:h>
      <text:p text:style-name="Text_20_body"><draw:frame draw:style-name="fr2" draw:name="Image37" text:anchor-type="char" svg:x="0.4626in" svg:y="0.0201in" svg:width="0.5008in" svg:height="0.5008in" draw:z-index="33"><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65">Column</text:span><text:bookmark-end text:name="__RefHeading___Toc1290_2428864518"/></text:h>
      <text:p text:style-name="Text_20_body"><draw:frame draw:style-name="fr2" draw:name="Image38" text:anchor-type="char" svg:x="0.5457in" svg:y="0.0102in" svg:width="0.2291in" svg:height="0.2811in" draw:z-index="34"><draw:image xlink:href="Pictures/10000001000000160000001B5DC1B1C5592082C1.png" xlink:type="simple" xlink:show="embed" xlink:actuate="onLoad" draw:mime-type="image/png"/></draw:frame></text:p>
      <text:p text:style-name="Text_20_body"><text:soft-page-break/></text:p>
      <text:h text:style-name="Heading_20_4" text:outline-level="4"><text:bookmark-start text:name="__RefHeading___Toc1292_2428864518"/><text:tab/><text:span text:style-name="T65">Primary Key Column</text:span><text:bookmark-end text:name="__RefHeading___Toc1292_2428864518"/></text:h>
      <text:p text:style-name="Text_20_body"><text:tab/><draw:frame draw:style-name="fr2" draw:name="Image39" text:anchor-type="char" svg:x="0.4626in" svg:y="-0.0008in" svg:width="0.25in" svg:height="0.3126in" draw:z-index="35"><draw:image xlink:href="Pictures/10000001000000180000001ED746795BB99FA8A1.png" xlink:type="simple" xlink:show="embed" xlink:actuate="onLoad" draw:mime-type="image/png"/></draw:frame></text:p>
      <text:p text:style-name="Text_20_body"/>
      <text:h text:style-name="P156" text:outline-level="3"><text:bookmark-start text:name="__RefHeading___Toc1656_2851838681"/>Setting Join Type<text:bookmark-end text:name="__RefHeading___Toc1656_2851838681"/></text:h>
      <text:p text:style-name="P61">Right click on a related table to display the <text:span text:style-name="T34">Join Type</text:span> dialog and select the desired join type:</text:p>
      <text:p text:style-name="P61"/>
      <text:p text:style-name="P61"><draw:frame draw:style-name="fr2" draw:name="Image40" text:anchor-type="char" svg:x="1.2819in" svg:y="0.1409in" svg:width="3.9898in" svg:height="1.4701in" draw:z-index="36"><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41" text:anchor-type="char" svg:x="1.4744in" svg:y="0.0654in" svg:width="3.7807in" svg:height="2.3799in" draw:z-index="37"><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157" text:outline-level="3"/>
      <text:h text:style-name="P157" text:outline-level="3"/>
      <text:h text:style-name="P157" text:outline-level="3"/>
      <text:h text:style-name="P157" text:outline-level="3"><text:bookmark-start text:name="__RefHeading___Toc1658_2851838681"/>Related Table Display<text:bookmark-end text:name="__RefHeading___Toc1658_2851838681"/></text:h>
      <text:p text:style-name="P64">Related tables are displayed in the following format in the table tree:</text:p>
      <text:p text:style-name="P79"/>
      <text:p text:style-name="P79"><text:tab/><text:span text:style-name="T68">to_table_name[to_column1→from_column1, to_column2→from_column2…</text:span>]</text:p>
      <text:p text:style-name="P79"/>
      <text:p text:style-name="P79"><draw:frame draw:style-name="fr2" draw:name="Image42" text:anchor-type="char" svg:x="1.5665in" svg:y="0.0138in" svg:width="3.7508in" svg:height="4.0937in" draw:z-index="38"><draw:image xlink:href="Pictures/1000000100000168000001897C3731F84DB6BCA4.png" xlink:type="simple" xlink:show="embed" xlink:actuate="onLoad" draw:mime-type="image/png"/></draw:frame><text:soft-page-break/></text:p>
      <text:p text:style-name="P79"/>
      <text:p text:style-name="P79"/>
      <text:p text:style-name="P79"/>
      <text:p text:style-name="P79"/>
      <text:p text:style-name="P79"/>
      <text:p text:style-name="P79"/>
      <text:p text:style-name="P79"/>
      <text:p text:style-name="P79"/>
      <text:p text:style-name="P79"/>
      <text:p text:style-name="P79"/>
      <text:p text:style-name="P79"/>
      <text:h text:style-name="P141" text:outline-level="2"/>
      <text:h text:style-name="P141" text:outline-level="2"/>
      <text:h text:style-name="P141" text:outline-level="2"/>
      <text:h text:style-name="P141" text:outline-level="2"/>
      <text:h text:style-name="P141" text:outline-level="2"><text:bookmark-start text:name="__RefHeading___Toc1660_2851838681"/>Query Design Data Tab<text:bookmark-end text:name="__RefHeading___Toc1660_2851838681"/></text:h>
      <text:p text:style-name="P69">For each column selected in the data select tree pane an associated column configuration panel will display in the <text:span text:style-name="T34">Data</text:span> tab.</text:p>
      <text:p text:style-name="P69"/>
      <text:p text:style-name="P69"><draw:frame draw:style-name="fr2" draw:name="Image43" text:anchor-type="char" svg:x="0.45in" svg:y="0.0484in" svg:width="5.9717in" svg:height="4.398in" draw:z-index="39"><draw:image xlink:href="Pictures/10000000000004DD00000395871AB98C82B89FF8.png" xlink:type="simple" xlink:show="embed" xlink:actuate="onLoad" draw:mime-type="image/png"/></draw:frame><text:soft-page-break/></text:p>
      <text:h text:style-name="P158" text:outline-level="3"><text:bookmark-start text:name="__RefHeading___Toc1662_2851838681"/>Data Column Configuration Description<text:bookmark-end text:name="__RefHeading___Toc1662_2851838681"/></text:h>
      <text:p text:style-name="P72">The user can apply various options to each selected data column. In addition, the column configuration panel support deleting, moving and duplication the associated column. </text:p>
      <text:h text:style-name="P166" text:outline-level="4"><text:bookmark-start text:name="__RefHeading___Toc1664_2851838681"/>Data Column Configuration Pane<text:span text:style-name="T66">l</text:span> Icons<text:bookmark-end text:name="__RefHeading___Toc1664_2851838681"/></text:h>
      <text:p text:style-name="P72">Below you will find a description of the icon functionality on panel:</text:p>
      <text:p text:style-name="P72"><draw:frame draw:style-name="fr2" draw:name="Image44" text:anchor-type="char" svg:x="0.9791in" svg:y="0.128in" svg:width="4.0256in" svg:height="1.4252in" draw:z-index="40"><draw:image xlink:href="Pictures/10000001000001F4000000B179FCA36C2C96263D.png" xlink:type="simple" xlink:show="embed" xlink:actuate="onLoad" draw:mime-type="image/png"/></draw:frame></text:p>
      <text:p text:style-name="P72"/>
      <text:p text:style-name="P74"/>
      <text:h text:style-name="P167" text:outline-level="4"/>
      <text:p text:style-name="P73"/>
      <text:h text:style-name="P167" text:outline-level="4"/>
      <text:h text:style-name="P167" text:outline-level="4"><text:bookmark-start text:name="__RefHeading___Toc1666_2851838681"/>Column Details Icon<text:bookmark-end text:name="__RefHeading___Toc1666_2851838681"/></text:h>
      <text:p text:style-name="P73">Clicking the column details icon display more information about the column:</text:p>
      <text:p text:style-name="P73"><draw:frame draw:style-name="fr2" draw:name="Image45" text:anchor-type="char" svg:x="0.6146in" svg:y="0.1681in" svg:width="6.1571in" svg:height="1.9161in" draw:z-index="41"><draw:image xlink:href="Pictures/1000000100000320000000F95E32B5D87B0D26F5.png" xlink:type="simple" xlink:show="embed" xlink:actuate="onLoad" draw:mime-type="image/png"/></draw:frame><text:soft-page-break/></text:p>
      <text:h text:style-name="P168" text:outline-level="4"><text:bookmark-start text:name="__RefHeading___Toc1668_2851838681"/>Duplicate Column Icon<text:bookmark-end text:name="__RefHeading___Toc1668_2851838681"/></text:h>
      <text:p text:style-name="P75">Clicking the duplicate column icon will create a duplicate column definition which the user can then configure in a different manner than the original. This allows for the same column to be selected in different ways in final select statement.</text:p>
      <text:p text:style-name="P75"><draw:frame draw:style-name="fr2" draw:name="Image46" text:anchor-type="char" svg:x="0.1008in" svg:y="0.0047in" svg:width="6.7236in" svg:height="2.5972in" draw:z-index="42"><draw:image xlink:href="Pictures/100000010000038F000001600B418622BFA11CAB.png" xlink:type="simple" xlink:show="embed" xlink:actuate="onLoad" draw:mime-type="image/png"/></draw:frame></text:p>
      <text:h text:style-name="P169" text:outline-level="4"><text:bookmark-start text:name="__RefHeading___Toc1670_2851838681"/>Copy Table Alias and Name to Clipboard<text:bookmark-end text:name="__RefHeading___Toc1670_2851838681"/></text:h>
      <text:p text:style-name="P76">This is a useful tool when making a custom SQL entry. A custom SQL entry must contain database-specific valid SQL with the associated raw base table aliases and column names. <text:s/>Name. Clicking this icon will copy this name to the clipbo<text:span text:style-name="T67">a</text:span>rd – for example:<text:span text:style-name="T68"> </text:span><text:span text:style-name="T69">t2.store_id</text:span></text:p>
      <text:h text:style-name="P170" text:outline-level="4"><text:bookmark-start text:name="__RefHeading___Toc1677_2851838681"/>Move Column Position<text:bookmark-end text:name="__RefHeading___Toc1677_2851838681"/></text:h>
      <text:p text:style-name="P77">The generated SQL select column order will be in the order of the columns listed in the <text:span text:style-name="T29">Data</text:span> tab. To change this order the user can click the associated arrow icons to move a column up and down. The column can also be dragged by clicking on the name bar and dragging the column configuration to the desired position.</text:p>
      <text:h text:style-name="P171" text:outline-level="4"><text:bookmark-start text:name="__RefHeading___Toc1694_2851838681"/><text:soft-page-break/>Data Column Entry Fields<text:bookmark-end text:name="__RefHeading___Toc1694_2851838681"/></text:h>
      <text:p text:style-name="P78">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78">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30">Copy Table Alias and Name</text:span><text:span text:style-name="T78"> </text:span>clipboard <text:span text:style-name="T78">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8"/>
      <text:h text:style-name="P142" text:outline-level="2"><text:bookmark-start text:name="__RefHeading___Toc1701_2851838681"/>Query Design Filter Tab<text:bookmark-end text:name="__RefHeading___Toc1701_2851838681"/></text:h>
      <text:p text:style-name="P65">The filter tab allows the user to build the SQL where clause. In order to execute a query it must have a filter configuration – no open-ended queries are allowed.</text:p>
      <text:p text:style-name="P80">To add a filter column select the desired column from the drop down and click the Add icon:</text:p>
      <text:p text:style-name="P80"/>
      <text:p text:style-name="P80"><draw:frame draw:style-name="fr2" draw:name="Image47" text:anchor-type="char" svg:x="1.9728in" svg:y="0.0299in" svg:width="2.5402in" svg:height="2.0575in" draw:z-index="43"><draw:image xlink:href="Pictures/100000010000013C000001005F17C3EDDA0371A8.png" xlink:type="simple" xlink:show="embed" xlink:actuate="onLoad" draw:mime-type="image/png"/></draw:frame></text:p>
      <text:p text:style-name="P80"/>
      <text:p text:style-name="P80"/>
      <text:p text:style-name="P80"/>
      <text:h text:style-name="P131" text:outline-level="1"><draw:frame draw:style-name="fr2" draw:name="Image48" text:anchor-type="char" svg:x="0.5583in" svg:y="0.2in" svg:width="5.9752in" svg:height="2.048in" draw:z-index="44"><draw:image xlink:href="Pictures/1000000100000391000001391182E08D419613D8.png" xlink:type="simple" xlink:show="embed" xlink:actuate="onLoad" draw:mime-type="image/png"/></draw:frame><text:soft-page-break/></text:h>
      <text:p text:style-name="P81">The user can select parenthesis and the and/or operator<text:span text:style-name="T86">s</text:span> as required. <text:span text:style-name="T105">If the user hovers over the filter select drop down additional column details will display:</text:span></text:p>
      <text:p text:style-name="P81"/>
      <text:p text:style-name="P81"><draw:frame draw:style-name="fr2" draw:name="Image68" text:anchor-type="char" svg:x="0.5937in" svg:y="-0.0008in" svg:width="5.6882in" svg:height="2.1453in" draw:z-index="63"><draw:image xlink:href="Pictures/10000001000002E1000001168EA5D26A364B3B39.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draw:frame draw:style-name="fr2" draw:name="Image49" text:anchor-type="char" svg:x="0.5799in" svg:y="-0.0272in" svg:width="5.9in" svg:height="4.2335in" draw:z-index="45"><draw:image xlink:href="Pictures/10000000000004FE00000395B7C222E817AFFEF9.png" xlink:type="simple" xlink:show="embed" xlink:actuate="onLoad" draw:mime-type="image/png"/></draw:frame></text:p>
      <text:p text:style-name="P81">The available comparison operators are shown below:</text:p>
      <text:p text:style-name="P81"><draw:frame draw:style-name="fr2" draw:name="Image50" text:anchor-type="char" svg:x="2.4311in" svg:y="0.1201in" svg:width="1.0209in" svg:height="2.3646in" draw:z-index="46"><draw:image xlink:href="Pictures/1000000100000062000000E3DEA823E6FC979F0F.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When entering comparison operator enter the value only – no quotes are required. When using the “in” operator, enter a comma-delimited list of values. When using the “like” operator enter the appropriate wildcard characters (% and _).</text:p>
      <text:p text:style-name="P82">Similar to the data select entry, custom SQL can be entered in the <text:span text:style-name="T34">Custom SQL</text:span> field – see the discussion of the <text:a xlink:type="simple" xlink:href="#7.6.1.8.Data Column Entry Fields|outline" text:style-name="Internet_20_link" text:visited-style-name="Visited_20_Internet_20_Link"><text:span text:style-name="T68">custom SQL entry</text:span></text:a> in the <text:span text:style-name="T45">Data Column Entry Fields</text:span><text:span text:style-name="T31"> </text:span><text:span text:style-name="T34">table for more information.</text:span></text:p>
      <text:h text:style-name="P143" text:outline-level="2"><text:bookmark-start text:name="__RefHeading___Toc1745_2851838681"/><text:soft-page-break/>Query Design SQL Tab<text:bookmark-end text:name="__RefHeading___Toc1745_2851838681"/></text:h>
      <text:p text:style-name="P66">Once filter entries have been created the <text:span text:style-name="T34">SQL</text:span> Tab becomes visible</text:p>
      <text:h text:style-name="P131" text:outline-level="1"/>
      <text:p text:style-name="P70"><draw:frame draw:style-name="fr4" draw:name="Image51" text:anchor-type="char" svg:width="6.4839in" svg:height="3.9764in" draw:z-index="47"><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159" text:outline-level="3"><text:bookmark-start text:name="__RefHeading___Toc1747_2851838681"/>SQL Tab SQL Pane<text:bookmark-end text:name="__RefHeading___Toc1747_2851838681"/></text:h>
      <text:p text:style-name="P70">The <text:span text:style-name="T29">SQL</text:span> Pane displays the database-specific generated SQL statement as well as action icons. The icons functions are described below:</text:p>
      <text:p text:style-name="P70"><draw:frame draw:style-name="fr2" draw:name="Image52" text:anchor-type="char" svg:x="0.3272in" svg:y="0.1091in" svg:width="0.3126in" svg:height="0.3228in" draw:z-index="48"><draw:image xlink:href="Pictures/100000010000001E0000001F8214B0383C7203CE.png" xlink:type="simple" xlink:show="embed" xlink:actuate="onLoad" draw:mime-type="image/png"/></draw:frame></text:p>
      <text:p text:style-name="P70"><text:s/>Clicking this icon will copy the SQL statement to the clipboard</text:p>
      <text:p text:style-name="Text_20_body"><draw:frame draw:style-name="fr2" draw:name="Image53" text:anchor-type="char" svg:x="0.3898in" svg:y="0.0591in" svg:width="0.2709in" svg:height="0.448in" draw:z-index="49"><draw:image xlink:href="Pictures/100000010000001A0000002BEE389CEC7D19E9AA.png" xlink:type="simple" xlink:show="embed" xlink:actuate="onLoad" draw:mime-type="image/png"/></draw:frame></text:p>
      <text:p text:style-name="Text_20_body"><text:s/><text:span text:style-name="T79">Clicking this icon will export query results to excel – icon is disabled if no </text:span></text:p>
      <text:p text:style-name="P104"><text:s/>results available.</text:p>
      <text:p text:style-name="P83"><draw:frame draw:style-name="fr2" draw:name="Image54" text:anchor-type="char" svg:x="0.3689in" svg:y="0.0417in" svg:width="0.3335in" svg:height="0.3646in" draw:z-index="50"><draw:image xlink:href="Pictures/100000010000002000000023E09E2EB8C623C80E.png" xlink:type="simple" xlink:show="embed" xlink:actuate="onLoad" draw:mime-type="image/png"/></draw:frame><text:s/></text:p>
      <text:p text:style-name="P71">Clicking this icon will run the query.</text:p>
      <text:p text:style-name="P83"/>
      <text:p text:style-name="P71">When the <text:span text:style-name="T46">r</text:span><text:span text:style-name="T34">un</text:span> icon is cli<text:span text:style-name="T80">c</text:span>ked, the query will execute and results will populate the results table in the bottom <text:span text:style-name="T34">SQL</text:span> Tab pane:</text:p>
      <text:p text:style-name="P71"><draw:frame draw:style-name="fr2" draw:name="Image55" text:anchor-type="char" svg:x="0.1098in" svg:y="0.1035in" svg:width="6.7055in" svg:height="4.5165in" draw:z-index="51"><draw:image xlink:href="Pictures/10000001000003BF00000286E7CFE536EFCFD9FA.png" xlink:type="simple" xlink:show="embed" xlink:actuate="onLoad" draw:mime-type="image/png"/></draw:frame><text:soft-page-break/></text:p>
      <text:h text:style-name="P160" text:outline-level="3"><text:bookmark-start text:name="__RefHeading___Toc1749_2851838681"/>Filter Values Prompts<text:bookmark-end text:name="__RefHeading___Toc1749_2851838681"/></text:h>
      <text:p text:style-name="P71">When a defined filter value is left blank in the Filter Tab the user will be prompted for entry when running the query – for example <text:span text:style-name="T80">if the user creates this filter</text:span>:</text:p>
      <text:p text:style-name="P71"/>
      <text:p text:style-name="P71"/>
      <text:p text:style-name="P84"><draw:frame draw:style-name="fr3" draw:name="Image56" text:anchor-type="char" svg:width="6.9252in" svg:height="3.8583in" draw:z-index="52"><draw:image xlink:href="Pictures/10000001000003A700000209E44110097E09BAF1.png" xlink:type="simple" xlink:show="embed" xlink:actuate="onLoad" draw:mime-type="image/png"/></draw:frame><text:soft-page-break/>Then when the <text:span text:style-name="T99">r</text:span><text:span text:style-name="T29">un</text:span> icon is clicked the <text:span text:style-name="T34">Run query</text:span> value entry dialog will display to prompt for user input:</text:p>
      <text:p text:style-name="P84"/>
      <text:p text:style-name="P71"><draw:frame draw:style-name="fr2" draw:name="Image57" text:anchor-type="char" svg:x="1.1228in" svg:y="0.0047in" svg:width="4.3154in" svg:height="1.9744in" draw:z-index="53"><draw:image xlink:href="Pictures/10000001000001EE000000E291239284BA75F77E.png" xlink:type="simple" xlink:show="embed" xlink:actuate="onLoad" draw:mime-type="image/png"/></draw:frame></text:p>
      <text:p text:style-name="P83"/>
      <text:p text:style-name="Text_20_body"/>
      <text:p text:style-name="Text_20_body"/>
      <text:p text:style-name="Text_20_body"/>
      <text:p text:style-name="Text_20_body"/>
      <text:p text:style-name="Text_20_body"/>
      <text:h text:style-name="P144" text:outline-level="2"/>
      <text:h text:style-name="P144" text:outline-level="2"/>
      <text:h text:style-name="P144" text:outline-level="2"><text:bookmark-start text:name="__RefHeading___Toc2086_3536204602"/>Saving a Query Document<text:bookmark-end text:name="__RefHeading___Toc2086_3536204602"/></text:h>
      <text:p text:style-name="P67">Once a user has created a query the query can be saved as a re-<text:span text:style-name="T81">usable</text:span> <text:span text:style-name="T34">Query Document.</text:span><text:span text:style-name="T29"> </text:span><text:span text:style-name="T34"><text:s/>To save a query click the Save button</text:span></text:p>
      <text:p text:style-name="Text_20_body"/>
      <text:p text:style-name="Text_20_body"/>
      <text:p text:style-name="Text_20_body"/>
      <text:p text:style-name="P85"><text:soft-page-break/></text:p>
      <text:p text:style-name="P85"><draw:frame draw:style-name="fr2" draw:name="Image58" text:anchor-type="char" svg:x="1.7118in" svg:y="-0.0236in" svg:width="2.4929in" svg:height="0.8409in" draw:z-index="54"><draw:image xlink:href="Pictures/10000001000001430000006DBACB2EA14C199986.png" xlink:type="simple" xlink:show="embed" xlink:actuate="onLoad" draw:mime-type="image/png"/></draw:frame></text:p>
      <text:p text:style-name="P85"/>
      <text:p text:style-name="P85"/>
      <text:p text:style-name="P85"/>
      <text:p text:style-name="P85"/>
      <text:p text:style-name="P85">to display the Save Document dialog:</text:p>
      <text:p text:style-name="Text_20_body"/>
      <text:p text:style-name="Text_20_body"><draw:frame draw:style-name="fr2" draw:name="Image59" text:anchor-type="char" svg:x="1.2543in" svg:y="0.0047in" svg:width="3.5591in" svg:height="1.6354in" draw:z-index="55"><draw:image xlink:href="Pictures/10000001000001EE000000E3B9DD6944B1EDF587.png" xlink:type="simple" xlink:show="embed" xlink:actuate="onLoad" draw:mime-type="image/png"/></draw:frame></text:p>
      <text:p text:style-name="P68"/>
      <text:h text:style-name="P131" text:outline-level="1"/>
      <text:h text:style-name="P131" text:outline-level="1"/>
      <text:h text:style-name="P131" text:outline-level="1"/>
      <text:p text:style-name="P85">Enter a unique name for the new <text:span text:style-name="T34">Query Document </text:span>and select an appropriate <text:span text:style-name="T34">Document Group</text:span> then click <text:span text:style-name="T34">Save</text:span>. If document saves successfully you should see a success message:</text:p>
      <text:p text:style-name="P85"/>
      <text:p text:style-name="P85"><draw:frame draw:style-name="fr2" draw:name="Image60" text:anchor-type="char" svg:x="1.8783in" svg:y="0.1252in" svg:width="2.6854in" svg:height="0.722in" draw:z-index="56"><draw:image xlink:href="Pictures/100000010000012D00000051664E91B8BC2049D2.png" xlink:type="simple" xlink:show="embed" xlink:actuate="onLoad" draw:mime-type="image/png"/></draw:frame></text:p>
      <text:h text:style-name="P131" text:outline-level="1"/>
      <text:h text:style-name="P145" text:outline-level="2"><text:bookmark-start text:name="__RefHeading___Toc2088_3536204602"/>Loading a Saved Query Document<text:bookmark-end text:name="__RefHeading___Toc2088_3536204602"/></text:h>
      <text:p text:style-name="P86">To load a saved query document click the Load button <text:span text:style-name="T82">to display the </text:span><text:span text:style-name="T47">Select query document</text:span><text:span text:style-name="T82"> dialog</text:span>, <text:span text:style-name="T82">open the appropriate document group and select the desired document.</text:span></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92"><draw:frame draw:style-name="fr2" draw:name="Image61" text:anchor-type="char" svg:x="1.261in" svg:y="0.1909in" svg:width="4.0366in" svg:height="2.1382in" draw:z-index="85"><draw:image xlink:href="Pictures/10000001000001E900000103F70FFDC35721685D.png" xlink:type="simple" xlink:show="embed" xlink:actuate="onLoad" draw:mime-type="image/pn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The <text:span text:style-name="T34">Query Design</text:span> tab should populate with the selected query document setting.</text:p>
      <text:h text:style-name="P131" text:outline-level="1"><draw:frame draw:style-name="fr2" draw:name="Image62" text:anchor-type="char" svg:x="0.2571in" svg:y="0.2291in" svg:width="5.8228in" svg:height="4.178in" draw:z-index="57"><draw:image xlink:href="Pictures/10000000000004FE0000039574E0EDC248DE0474.png" xlink:type="simple" xlink:show="embed" xlink:actuate="onLoad" draw:mime-type="image/png"/></draw:frame></text:h>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text:bookmark-start text:name="__RefHeading___Toc232_110125675"/>REST API<text:bookmark-end text:name="__RefHeading___Toc232_110125675"/></text:h>
      <text:p text:style-name="P91">The Qvu Data Service provides REST API endpoint to execute created query documents. The requesting application must successfully authenticate when using the API. For Basic Auth this <text:soft-page-break/>consists of sending an appropriate username and password in the header. For OIDC this is dependent open the identity provider.</text:p>
      <text:p text:style-name="P91"/>
      <text:p text:style-name="P91">The API calls to retrieve data are shown below:</text:p>
      <text:p text:style-name="P91"/>
      <text:list text:style-name="L6">
        <text:list-item>
          <text:p text:style-name="P172"><text:span text:style-name="T15">&lt;</text:span><text:span text:style-name="T16">qvu-hostname&gt;</text:span><text:span text:style-name="T15">/qvu/api/v1/query/run/json</text:span><text:span text:style-name="T18"> </text:span></text:p>
        </text:list-item>
        <text:list-item>
          <text:p text:style-name="P173"><text:span text:style-name="T18">&lt;</text:span><text:span text:style-name="T19">qvu-hostname&gt;</text:span><text:span text:style-name="T17">/qvu/api/v1</text:span><text:span text:style-name="T18">/query/run/json/objectgraph</text:span></text:p>
        </text:list-item>
        <text:list-item>
          <text:p text:style-name="P174"><text:span text:style-name="T15">&lt;qvu-hostname&gt;/qvu/api/v1/query/run/tabular</text:span><text:span text:style-name="T18"> </text:span></text:p>
        </text:list-item>
      </text:list>
      <text:p text:style-name="P14"/>
      <text:p text:style-name="P113">The <text:span text:style-name="T70">/run/json</text:span> <text:span text:style-name="T53">endpoint return results as an array of </text:span><text:span text:style-name="T54">flat </text:span><text:span text:style-name="T53">JSON records. </text:span><text:span text:style-name="T54">The </text:span><text:span text:style-name="T77">/run/json/objectgraph</text:span><text:span text:style-name="T54"> endpoint returns a json object graph with parent child relationships.</text:span></text:p>
      <text:p text:style-name="P113"><text:span text:style-name="T53">and the</text:span><text:span text:style-name="T52"> </text:span><text:span text:style-name="T76">/run/tabular </text:span><text:span text:style-name="T55">returns a JSON object with tabular results in the following format:</text:span></text:p>
      <text:p text:style-name="P15">{</text:p>
      <text:p text:style-name="P15"><text:tab/>"rowCount": 100,</text:p>
      <text:p text:style-name="P15"><text:tab/>"header”: ["header1”, "header2”…],</text:p>
      <text:p text:style-name="P15"><text:tab/>"columnTypes”: [jdbcType1, jdbcTy2…],</text:p>
      <text:p text:style-name="P15"><text:tab/>"initialColumnWidths”: [column1Width, column2Width…],</text:p>
      <text:p text:style-name="P15"><text:tab/>"data”: [[row1col1, row1col2…], [row2col1, row2col2…]]</text:p>
      <text:p text:style-name="P15">}</text:p>
      <text:p text:style-name="P105"/>
      <text:p text:style-name="P106">The fist data column in the tabular results will hold the row number.</text:p>
      <text:p text:style-name="P105"/>
      <text:p text:style-name="P105"><text:span text:style-name="T102">All</text:span> endpoints expect a POST request with a JSON body in the following format:</text:p>
      <text:p text:style-name="P12">{</text:p>
      <text:p text:style-name="P12">    "documentName": "query-document-name",</text:p>
      <text:p text:style-name="P16">    "groupName": "query-document-gro<text:span text:style-name="T94">u</text:span>p",</text:p>
      <text:p text:style-name="P16">    "<text:span text:style-name="T102">user</text:span>": "<text:span text:style-name="T102">current-user-name</text:span>",</text:p>
      <text:p text:style-name="P13">    "parameters": [<text:span text:style-name="T83">someIntValue,</text:span> “<text:span text:style-name="T83">someStringValue”...</text:span><text:span text:style-name="T110">]</text:span> </text:p>
      <text:p text:style-name="P12">}</text:p>
      <text:p text:style-name="P12"/>
      <text:p text:style-name="P17">Runtime parameters are inserted by position based on the where clause of the query document. Any filter value left blank the query design will require that runtime parameters be passed. Dates should be passed as a string in the format yyyy-mm-dd. In addition, current-date replacement variables can be passed in the following ways:</text:p>
      <text:p text:style-name="P17"/>
      <text:p text:style-name="P17"><text:tab/>$dt </text:p>
      <text:p text:style-name="P17">this value will be replaced with the current run date.</text:p>
      <text:p text:style-name="P17"><text:tab/>$dt +/- some number </text:p>
      <text:p text:style-name="P17"><text:s/>this allows for date math: <text:s/>current run date + or minus some number of days.</text:p>
      <text:p text:style-name="P96"/>
      <text:h text:style-name="P131" text:outline-level="1"><text:bookmark-start text:name="__RefHeading___Toc234_110125675"/><text:soft-page-break/>Custom Security<text:bookmark-end text:name="__RefHeading___Toc234_110125675"/></text:h>
      <text:p text:style-name="P99">To implement a custom security scheme in Qvu Data Service follow the following steps:</text:p>
      <text:list text:style-name="L7">
        <text:list-item>
          <text:p text:style-name="P182">Clone the qvu-client-utils git project found at:</text:p>
          <text:p text:style-name="P182">https://rbtucker@github.com/rbtucker/qvu-client-utils.git</text:p>
        </text:list-item>
        <text:list-item>
          <text:p text:style-name="P182">Build the project with “mvn clean package”</text:p>
        </text:list-item>
        <text:list-item>
          <text:p text:style-name="P182">Install the qvu-client-utils-1.0.0.jar in your local git repository using the following command:</text:p>
          <text:p text:style-name="P182">mvn install:install-file -Dfile=qvu-client-utils-1.0.0.jar -DgroupId=org.rbtdesign -DartifactId=qvu-client-utils -Dversion=1.0.0 -Dpackaging=jar</text:p>
        </text:list-item>
        <text:list-item>
          <text:p text:style-name="P182"><text:s/>Build a custom service class that implements the org.rbtdesign.qvu.client.utils.SecurityService interface from the library built in step 3. <text:span text:style-name="T88">Make sure that the maven dependency for the qvu-client-utils <text:s/>is set to scope “provided”</text:span></text:p>
        </text:list-item>
        <text:list-item>
          <text:p text:style-name="P182">An example project can be found at https://rbtucker@github.com/rbtucker/qvu-custom-security-example.git</text:p>
        </text:list-item>
        <text:list-item>
          <text:p text:style-name="P183">Copy the SecurityService implementation jar to the &lt;qvu-reposititory-folder&gt;/extlibs</text:p>
        </text:list-item>
        <text:list-item>
          <text:p text:style-name="P183">Now start the qvu data service with the system parameter: </text:p>
          <text:list>
            <text:list-header>
              <text:p text:style-name="P181"><text:span text:style-name="T88">-D</text:span>loader.path=&lt;qvu-<text:span text:style-name="T92">respository-folder&gt;/extlibs</text:span></text:p>
            </text:list-header>
          </text:list>
        </text:list-item>
      </text:list>
      <text:p text:style-name="P107"/>
      <text:p text:style-name="P100"><text:span text:style-name="T89">You can now enter your custom java class in the </text:span><text:span text:style-name="T90">System Settings </text:span><text:span text:style-name="T91">Custom Security Service field as shown below:</text:span></text:p>
      <text:p text:style-name="P108"/>
      <text:p text:style-name="P108"><draw:frame draw:style-name="fr1" draw:name="Image65" text:anchor-type="char" svg:width="6.9252in" svg:height="1.6992in" draw:z-index="83"><draw:image xlink:href="Pictures/100000010000037C000000DB35EF3EF6B03922FC.png" xlink:type="simple" xlink:show="embed" xlink:actuate="onLoad" draw:mime-type="image/png"/></draw:frame></text:p>
      <text:p text:style-name="P110">Restart the Qvu Data Service and the custom class should be used for user authentication.</text:p>
      <text:p text:style-name="P109"/>
      <text:h text:style-name="P132" text:outline-level="1"/>
      <text:h text:style-name="P129" text:outline-level="1"><text:bookmark-start text:name="__RefHeading___Toc236_110125675"/>Qvu Repository<text:bookmark-end text:name="__RefHeading___Toc236_110125675"/></text:h>
      <text:p text:style-name="P101">The Qvu repository is where all the Qvu artifact and configuration is stored – the layout is shown below:</text:p>
      <text:p text:style-name="P101"><text:tab/>&lt;<text:span text:style-name="T95">repository-root&gt;</text:span></text:p>
      <text:p text:style-name="P101"><text:s text:c="25"/><text:span text:style-name="T95">|</text:span></text:p>
      <text:p text:style-name="P101"><text:s text:c="25"/><text:span text:style-name="T95">|_____ config</text:span></text:p>
      <text:p text:style-name="P101"><text:s text:c="25"/><text:span text:style-name="T95">|_____ documents</text:span></text:p>
      <text:p text:style-name="P101"><text:s text:c="25"/><text:span text:style-name="T95">|_____ extlibs</text:span></text:p>
      <text:p text:style-name="P101"><text:s text:c="25"/><text:span text:style-name="T95">|_____ help</text:span></text:p>
      <text:p text:style-name="P101"><text:s text:c="25"/><text:span text:style-name="T95">|_____ logs</text:span></text:p>
      <text:p text:style-name="P101"/>
      <text:p text:style-name="P88">Below is a description of each folder:</text:p>
      <text:h text:style-name="P146" text:outline-level="2"><text:bookmark-start text:name="__RefHeading___Toc2488_3536204602"/>Qvu Repository config Folder<text:bookmark-end text:name="__RefHeading___Toc2488_3536204602"/></text:h>
      <text:p text:style-name="P88">The config folder holds the following configuration files used by the Qvu Data Service:</text:p>
      <text:list text:style-name="L8">
        <text:list-item>
          <text:p text:style-name="P184">application.properties – contains basic server configuration information such as root context, SSL properties and server port</text:p>
        </text:list-item>
        <text:list-item>
          <text:p text:style-name="P184">qvu-datasources.json – contains the configured Qvu datasources</text:p>
        </text:list-item>
        <text:list-item>
          <text:p text:style-name="P184">qvu-document-groups.json – contains the configured document groups</text:p>
        </text:list-item>
        <text:list-item>
          <text:p text:style-name="P185">qvu-document-schedules.json – <text:span text:style-name="T116">contains</text:span> configured document execution schedules</text:p>
        </text:list-item>
        <text:list-item>
          <text:p text:style-name="P184">qvu-language.json - <text:s/>contains the Qvu language text setup</text:p>
        </text:list-item>
        <text:list-item>
          <text:p text:style-name="P184">qvu-security.json – contains the authentication setup and the configured users and roles</text:p>
        </text:list-item>
        <text:list-item>
          <text:p text:style-name="P185">scheduler.properties – hold the scheduler email setup from the System Settings Scheduler tab</text:p>
        </text:list-item>
      </text:list>
      <text:h text:style-name="P146" text:outline-level="2"><text:bookmark-start text:name="__RefHeading___Toc2490_3536204602"/>Qvu Repository documents Folder<text:bookmark-end text:name="__RefHeading___Toc2490_3536204602"/></text:h>
      <text:p text:style-name="P88">The documents folder contains query documents stored by group name in the following layout:</text:p>
      <text:p text:style-name="P88"><text:s text:c="23"/><text:span text:style-name="T96">documents</text:span></text:p>
      <text:p text:style-name="P88"><text:s text:c="31"/><text:span text:style-name="T96">|____ group1</text:span></text:p>
      <text:p text:style-name="P88"><text:s text:c="31"/><text:span text:style-name="T96">|</text:span> <text:s text:c="13"/><text:span text:style-name="T96">|_____query</text:span></text:p>
      <text:p text:style-name="P88"><text:s text:c="31"/><text:span text:style-name="T96">|</text:span> <text:s text:c="26"/><text:span text:style-name="T96">doc1.json</text:span></text:p>
      <text:p text:style-name="P88"><text:s text:c="31"/><text:span text:style-name="T96">|</text:span> <text:s text:c="26"/><text:span text:style-name="T96">doc2.json</text:span></text:p>
      <text:p text:style-name="P89"><text:s text:c="31"/><text:span text:style-name="T96">|____group2</text:span></text:p>
      <text:p text:style-name="P89"><text:s text:c="46"/><text:span text:style-name="T96">|_____query</text:span></text:p>
      <text:p text:style-name="P89"><text:s text:c="59"/><text:span text:style-name="T96">doc1.json</text:span></text:p>
      <text:p text:style-name="P89"><text:s text:c="60"/><text:span text:style-name="T96">doc2.json</text:span></text:p>
      <text:p text:style-name="P89"><text:soft-page-break/><text:s text:c="30"/><text:span text:style-name="T117">|</text:span></text:p>
      <text:p text:style-name="P89"><text:s text:c="30"/><text:span text:style-name="T117">|_____user</text:span></text:p>
      <text:p text:style-name="P89"><text:s text:c="44"/><text:span text:style-name="T117">|</text:span></text:p>
      <text:p text:style-name="P89"><text:s text:c="44"/><text:span text:style-name="T117">|_____ username</text:span></text:p>
      <text:p text:style-name="P89"><text:s text:c="63"/><text:span text:style-name="T117">|</text:span></text:p>
      <text:p text:style-name="P89"><text:s text:c="63"/><text:span text:style-name="T117">|_____query</text:span></text:p>
      <text:p text:style-name="P89"><text:s text:c="77"/><text:span text:style-name="T117">doc1.json</text:span></text:p>
      <text:p text:style-name="P89"><text:s text:c="77"/><text:span text:style-name="T117">doc2.json</text:span></text:p>
      <text:p text:style-name="P89"/>
      <text:h text:style-name="P147" text:outline-level="2"><text:bookmark-start text:name="__RefHeading___Toc2492_3536204602"/>Qvu Repository <text:span text:style-name="T96">help</text:span> Folder<text:bookmark-end text:name="__RefHeading___Toc2492_3536204602"/></text:h>
      <text:p text:style-name="P103">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p text:style-name="P103"/>
      <text:h text:style-name="P147" text:outline-level="2"><text:bookmark-start text:name="__RefHeading___Toc2494_3536204602"/>Qvu Repository <text:span text:style-name="T96">logs</text:span> Folder<text:bookmark-end text:name="__RefHeading___Toc2494_3536204602"/></text:h>
      <text:p text:style-name="P103">Holds the Qvu server logs and archived logs</text:p>
      <text:p text:style-name="P90"><text:s/></text:p>
      <text:h text:style-name="Heading_20_2" text:outline-level="2"><text:bookmark-start text:name="__RefHeading___Toc3550_1214589170"/>Language Support<text:bookmark-end text:name="__RefHeading___Toc3550_1214589170"/></text:h>
      <text:p text:style-name="P102">The Qvu Data Service is designed to support multiple languages. The base language file is found in the Qvu repository at config/qvu-language.json. A snippet of the file is shown below:</text:p>
      <text:p text:style-name="P102">{</text:p>
      <text:p text:style-name="P102"><text:s text:c="4"/>"en-US": {</text:p>
      <text:p text:style-name="P102"><text:s text:c="8"/>"?": "?",</text:p>
      <text:p text:style-name="P102"><text:s text:c="8"/>"Add datasource": "Add datasource",</text:p>
      <text:p text:style-name="P102"><text:s text:c="8"/>"Add group": "Add group",</text:p>
      <text:p text:style-name="P102"><text:s text:c="8"/>"Add role": "Add role",</text:p>
      <text:p text:style-name="P102"><text:s text:c="8"/>"Add role": "Add role",</text:p>
      <text:p text:style-name="P102"><text:s text:c="8"/>"Add user": "Add user",</text:p>
      <text:p text:style-name="P102"><text:s text:c="8"/>"Add user": "Add user",</text:p>
      <text:p text:style-name="P102"><text:s text:c="8"/>"Admin": "Admin",</text:p>
      <text:p text:style-name="P102"><text:tab/>.</text:p>
      <text:p text:style-name="P102"><text:tab/>.</text:p>
      <text:p text:style-name="P102"><text:tab/>.</text:p>
      <text:p text:style-name="P102"><text:s/></text:p>
      <text:p text:style-name="P102"><text:soft-page-break/>To add another language add the associated language property and replace the JSON value fields with the appropriate text. You can also modify the existing text to customize the UI display as desired.</text:p>
      <text:p text:style-name="P102"/>
      <text:p text:style-name="P102">The default help files are located in the Qvu repository under <text:span text:style-name="T94">the </text:span>help <text:span text:style-name="T94">folder</text:span>:</text:p>
      <text:p text:style-name="P102"><text:tab/>qvu-gettingstarted-en-US.pdf</text:p>
      <text:p text:style-name="P102"><text:tab/>qvu-help-en-US.pdf</text:p>
      <text:p text:style-name="P102"/>
      <text:p text:style-name="P102">Custom help files can be created with the appropriate language property <text:span text:style-name="T94">included in the name </text:span>and those will display based on the language property provided by the browser.</text:p>
      <text:p text:style-name="P102"/>
      <text:p text:style-name="P10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4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3-10-12T11:49:38.068000000</dc:date>
    <meta:editing-duration>PT11H58M18S</meta:editing-duration>
    <meta:editing-cycles>122</meta:editing-cycles>
    <meta:generator>LibreOffice/7.6.0.3$Windows_X86_64 LibreOffice_project/69edd8b8ebc41d00b4de3915dc82f8f0fc3b6265</meta:generator>
    <meta:print-date>2023-09-18T18:04:46.114000000</meta:print-date>
    <meta:printed-by>PDF files</meta:printed-by>
    <meta:document-statistic meta:table-count="4" meta:image-count="86" meta:object-count="0" meta:page-count="47" meta:paragraph-count="411" meta:word-count="4488" meta:character-count="28822" meta:non-whitespace-character-count="23575"/>
  </office:meta>
</office:document-meta>
</file>